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3037191.2501978" calcext:value-type="float">
            <text:p><text:s/>43,037,191 <text:s/></text:p>
          </table:table-cell>
          <table:table-cell table:style-name="ce42" office:value-type="float" office:value="5126229.43925556" calcext:value-type="float">
            <text:p><text:s/>5,126,229 <text:s/></text:p>
          </table:table-cell>
          <table:table-cell table:style-name="ce42" office:value-type="float" office:value="30690144.7331644" calcext:value-type="float">
            <text:p><text:s/>30,690,145 <text:s/></text:p>
          </table:table-cell>
          <table:table-cell table:style-name="ce42" office:value-type="float" office:value="224255.866666667" calcext:value-type="float">
            <text:p><text:s/>224,256 <text:s/></text:p>
          </table:table-cell>
          <table:table-cell table:style-name="ce42" office:value-type="float" office:value="6840603.54444445" calcext:value-type="float">
            <text:p><text:s/>6,840,60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957.666666667" calcext:value-type="float">
            <text:p><text:s/>155,9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164.52222222222" calcext:value-type="float">
            <text:p><text:s/>1,1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2.188888888889" calcext:value-type="float">
            <text:p><text:s/>9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2.333333333333" calcext:value-type="float">
            <text:p><text:s/>2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366112.303088639" calcext:value-type="float">
            <text:p><text:s/>-366,112 <text:s/></text:p>
          </table:table-cell>
          <table:table-cell table:style-name="ce42" office:value-type="float" office:value="88272.2566666667" calcext:value-type="float">
            <text:p><text:s/>88,272 <text:s/></text:p>
          </table:table-cell>
          <table:table-cell table:style-name="ce42" office:value-type="float" office:value="-695580.157633219" calcext:value-type="float">
            <text:p><text:s/>-695,580 <text:s/></text:p>
          </table:table-cell>
          <table:table-cell table:style-name="ce42" office:value-type="float" office:value="-1148.62222222222" calcext:value-type="float">
            <text:p><text:s/>-1,149 <text:s/></text:p>
          </table:table-cell>
          <table:table-cell table:style-name="ce42" office:value-type="float" office:value="247846.220100135" calcext:value-type="float">
            <text:p><text:s/>247,8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5502.00000000001" calcext:value-type="float">
            <text:p><text:s/>-5,5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3402139.0310642" calcext:value-type="float">
            <text:p><text:s/>43,402,139 <text:s/></text:p>
          </table:table-cell>
          <table:table-cell table:style-name="ce43" office:value-type="float" office:value="5037957.18258889" calcext:value-type="float">
            <text:p><text:s/>5,037,957 <text:s/></text:p>
          </table:table-cell>
          <table:table-cell table:style-name="ce43" office:value-type="float" office:value="31385724.8907977" calcext:value-type="float">
            <text:p><text:s/>31,385,725 <text:s/></text:p>
          </table:table-cell>
          <table:table-cell table:style-name="ce43" office:value-type="float" office:value="224452.3" calcext:value-type="float">
            <text:p><text:s/>224,452 <text:s/></text:p>
          </table:table-cell>
          <table:table-cell table:style-name="ce43" office:value-type="float" office:value="6592757.32434431" calcext:value-type="float">
            <text:p><text:s/>6,592,75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1247.333333333" calcext:value-type="float">
            <text:p><text:s/>161,24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50178.602178582" calcext:value-type="float">
            <text:p><text:s/>150,179 <text:s/></text:p>
          </table:table-cell>
          <table:table-cell table:style-name="ce43" office:value-type="float" office:value="-57431.115188889" calcext:value-type="float">
            <text:p><text:s/>-57,431 <text:s/></text:p>
          </table:table-cell>
          <table:table-cell table:style-name="ce43" office:value-type="float" office:value="43660.6131490615" calcext:value-type="float">
            <text:p><text:s/>43,661 <text:s/></text:p>
          </table:table-cell>
          <table:table-cell table:style-name="ce43" office:value-type="float" office:value="-28903.3111111111" calcext:value-type="float">
            <text:p><text:s/>-28,903 <text:s/></text:p>
          </table:table-cell>
          <table:table-cell table:style-name="ce43" office:value-type="float" office:value="115501.637551743" calcext:value-type="float">
            <text:p><text:s/>115,50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7350.7777777777" calcext:value-type="float">
            <text:p><text:s/>77,35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2849259.5514604" calcext:value-type="float">
            <text:p><text:s/>42,849,260 <text:s/></text:p>
          </table:table-cell>
          <table:table-cell table:style-name="ce42" office:value-type="float" office:value="5095388.29777778" calcext:value-type="float">
            <text:p><text:s/>5,095,388 <text:s/></text:p>
          </table:table-cell>
          <table:table-cell table:style-name="ce42" office:value-type="float" office:value="26055591.7762002" calcext:value-type="float">
            <text:p><text:s/>26,055,5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77255.68679257" calcext:value-type="float">
            <text:p><text:s/>6,477,25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94067.44444445" calcext:value-type="float">
            <text:p><text:s/>4,094,0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829052.45839556" calcext:value-type="float">
            <text:p><text:s/>6,829,052 <text:s/></text:p>
          </table:table-cell>
          <table:table-cell table:style-name="ce42" office:value-type="float" office:value="5095388.29777778" calcext:value-type="float">
            <text:p><text:s/>5,095,388 <text:s/></text:p>
          </table:table-cell>
          <table:table-cell table:style-name="ce42" office:value-type="float" office:value="1733664.16061778" calcext:value-type="float">
            <text:p><text:s/>1,733,6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5661917.47" calcext:value-type="float">
            <text:p><text:s/>5,661,9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7850.02555556" calcext:value-type="float">
            <text:p><text:s/>1,567,8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94067.44444445" calcext:value-type="float">
            <text:p><text:s/>4,094,0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0865579.0087323" calcext:value-type="float">
            <text:p><text:s/>20,865,5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34686.1663842" calcext:value-type="float">
            <text:p><text:s/>14,534,6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30892.84234812" calcext:value-type="float">
            <text:p><text:s/>6,330,8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801121.742222222" calcext:value-type="float">
            <text:p><text:s/>801,1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1121.742222222" calcext:value-type="float">
            <text:p><text:s/>801,1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691588.87211031" calcext:value-type="float">
            <text:p><text:s/>8,691,58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418269.68142053" calcext:value-type="float">
            <text:p><text:s/>7,418,27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6362.844444444" calcext:value-type="float">
            <text:p><text:s/>146,36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491855.52366667" calcext:value-type="float">
            <text:p><text:s/>8,491,8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842716.66666667" calcext:value-type="float">
            <text:p><text:s/>4,842,7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491855.52366667" calcext:value-type="float">
            <text:p><text:s/>8,491,8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842716.66666667" calcext:value-type="float">
            <text:p><text:s/>4,842,7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333291.05233333" calcext:value-type="float">
            <text:p><text:s/>1,333,29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34157.470333333" calcext:value-type="float">
            <text:p><text:s/>634,15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99133.582" calcext:value-type="float">
            <text:p><text:s/>699,13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85316.8174444444" calcext:value-type="float">
            <text:p><text:s/>85,31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60753.7777777778" calcext:value-type="float">
            <text:p><text:s/>60,75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475948.53131413" calcext:value-type="float">
            <text:p><text:s/>7,475,94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286472.50144836" calcext:value-type="float">
            <text:p><text:s/>5,286,473 <text:s/></text:p>
          </table:table-cell>
          <table:table-cell table:style-name="ce44" office:value-type="float" office:value="253355.611111111" calcext:value-type="float">
            <text:p><text:s/>253,35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71792" calcext:value-type="float">
            <text:p><text:s/>771,79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173559.90909191" calcext:value-type="float">
            <text:p><text:s/>7,173,56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286472.50144836" calcext:value-type="float">
            <text:p><text:s/>5,286,473 <text:s/></text:p>
          </table:table-cell>
          <table:table-cell table:style-name="ce44" office:value-type="float" office:value="218710.766666667" calcext:value-type="float">
            <text:p><text:s/>218,711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04048.222222222" calcext:value-type="float">
            <text:p><text:s/>504,04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173559.90909191" calcext:value-type="float">
            <text:p><text:s/>7,173,5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86472.50144836" calcext:value-type="float">
            <text:p><text:s/>5,286,473 <text:s/></text:p>
          </table:table-cell>
          <table:table-cell table:style-name="ce42" office:value-type="float" office:value="218710.766666667" calcext:value-type="float">
            <text:p><text:s/>218,7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4048.222222222" calcext:value-type="float">
            <text:p><text:s/>504,04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1320.2126222222" calcext:value-type="float">
            <text:p><text:s/>51,3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320.2126222222" calcext:value-type="float">
            <text:p><text:s/>51,3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18468.64285463" calcext:value-type="float">
            <text:p><text:s/>418,4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8468.64285463" calcext:value-type="float">
            <text:p><text:s/>418,4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62675.871053728" calcext:value-type="float">
            <text:p><text:s/>462,6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2675.871053728" calcext:value-type="float">
            <text:p><text:s/>462,6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715645.81654549" calcext:value-type="float">
            <text:p><text:s/>2,715,6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09871.74987882" calcext:value-type="float">
            <text:p><text:s/>2,709,8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639742.57857782" calcext:value-type="float">
            <text:p><text:s/>1,639,7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9742.57857782" calcext:value-type="float">
            <text:p><text:s/>1,639,7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70960.5778543058" calcext:value-type="float">
            <text:p>( 70,96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0960.5778543058" calcext:value-type="float">
            <text:p>( 70,96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568782.00072351" calcext:value-type="float">
            <text:p>( 1,568,78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568782.00072351" calcext:value-type="float">
            <text:p>( 1,568,78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925652.25595074" calcext:value-type="float">
            <text:p><text:s/>925,6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5652.25595074" calcext:value-type="float">
            <text:p><text:s/>925,6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44476.915350262" calcext:value-type="float">
            <text:p><text:s/>144,4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476.915350262" calcext:value-type="float">
            <text:p><text:s/>144,4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774.06666666667" calcext:value-type="float">
            <text:p><text:s/>5,774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0382.8430222222" calcext:value-type="float">
            <text:p><text:s/>10,3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82.8430222222" calcext:value-type="float">
            <text:p><text:s/>10,3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407.14666666667" calcext:value-type="float">
            <text:p><text:s/>5,4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07.14666666667" calcext:value-type="float">
            <text:p><text:s/>5,4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78686.42702222" calcext:value-type="float">
            <text:p><text:s/>1,478,6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8686.42702222" calcext:value-type="float">
            <text:p><text:s/>1,478,6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17701.69457778" calcext:value-type="float">
            <text:p><text:s/>1,117,7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7701.69457778" calcext:value-type="float">
            <text:p><text:s/>1,117,7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60984.732444444" calcext:value-type="float">
            <text:p><text:s/>360,9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0984.732444444" calcext:value-type="float">
            <text:p><text:s/>360,9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881313.34097689" calcext:value-type="float">
            <text:p><text:s/>1,881,3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710.766666667" calcext:value-type="float">
            <text:p><text:s/>218,7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4048.222222222" calcext:value-type="float">
            <text:p><text:s/>504,04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881313.34097689" calcext:value-type="float">
            <text:p><text:s/>1,881,3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710.766666667" calcext:value-type="float">
            <text:p><text:s/>218,7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4048.222222222" calcext:value-type="float">
            <text:p><text:s/>504,04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49659.608327841" calcext:value-type="float">
            <text:p><text:s/>149,6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659.608327841" calcext:value-type="float">
            <text:p><text:s/>149,6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02388.622222222" calcext:value-type="float">
            <text:p><text:s/>302,3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644.8444444445" calcext:value-type="float">
            <text:p><text:s/>34,6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743.777777778" calcext:value-type="float">
            <text:p><text:s/>267,7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02388.622222222" calcext:value-type="float">
            <text:p><text:s/>302,3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644.8444444445" calcext:value-type="float">
            <text:p><text:s/>34,6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743.777777778" calcext:value-type="float">
            <text:p><text:s/>267,7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1233080.904371" calcext:value-type="float">
            <text:p><text:s/>121,233,0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754358.978643" calcext:value-type="float">
            <text:p><text:s/>89,754,3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543420.2939101" calcext:value-type="float">
            <text:p><text:s/>29,543,4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8181658.736" calcext:value-type="float">
            <text:p><text:s/>88,181,6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398272.44209" calcext:value-type="float">
            <text:p><text:s/>61,398,2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783386.2939101" calcext:value-type="float">
            <text:p><text:s/>26,783,3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594755.000298" calcext:value-type="float">
            <text:p><text:s/>2,594,7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94755.000298" calcext:value-type="float">
            <text:p><text:s/>2,594,7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456667.168073" calcext:value-type="float">
            <text:p><text:s/>30,456,6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761331.536255" calcext:value-type="float">
            <text:p><text:s/>25,761,3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60034" calcext:value-type="float">
            <text:p><text:s/>2,760,0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0411836.491816" calcext:value-type="float">
            <text:p><text:s/>20,411,8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16306.491816" calcext:value-type="float">
            <text:p><text:s/>18,816,3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5530" calcext:value-type="float">
            <text:p><text:s/>1,595,5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0411836.491816" calcext:value-type="float">
            <text:p><text:s/>20,411,83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816306.491816" calcext:value-type="float">
            <text:p><text:s/>18,816,30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595530" calcext:value-type="float">
            <text:p><text:s/>1,595,53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86268.0812577423" calcext:value-type="float">
            <text:p><text:s/>86,268 <text:s/></text:p>
          </table:table-cell>
          <table:table-cell table:style-name="ce41" office:value-type="float" office:value="8446" calcext:value-type="float">
            <text:p><text:s/>8,446 <text:s/></text:p>
          </table:table-cell>
          <table:table-cell table:style-name="ce41" office:value-type="float" office:value="77822.0812577423" calcext:value-type="float">
            <text:p><text:s/>77,822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636843.6168452" calcext:value-type="float">
            <text:p><text:s/>71,636,844 <text:s/></text:p>
          </table:table-cell>
          <table:table-cell table:style-name="ce42" office:value-type="float" office:value="49827978" calcext:value-type="float">
            <text:p><text:s/>49,827,9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2658.846" calcext:value-type="float">
            <text:p><text:s/>352,6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04745.71551" calcext:value-type="float">
            <text:p><text:s/>2,304,7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306003.9718265" calcext:value-type="float">
            <text:p><text:s/>19,306,0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91.38596" calcext:value-type="float">
            <text:p><text:s/>5,2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9870.8" calcext:value-type="float">
            <text:p><text:s/>1,439,8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52665.77777778" calcext:value-type="float">
            <text:p><text:s/>3,052,6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391886.486714533" calcext:value-type="float">
            <text:p><text:s/>-391,886 <text:s/></text:p>
          </table:table-cell>
          <table:table-cell table:style-name="ce42" office:value-type="float" office:value="-156847" calcext:value-type="float">
            <text:p><text:s/>-156,847 <text:s/></text:p>
          </table:table-cell>
          <table:table-cell table:style-name="ce42" office:value-type="float" office:value="-519.4925789768" calcext:value-type="float">
            <text:p><text:s/>-5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00000018555586" calcext:value-type="float">
            <text:p><text:s/>-0 <text:s/></text:p>
          </table:table-cell>
          <table:table-cell table:style-name="ce42" office:value-type="float" office:value="-39690.75578" calcext:value-type="float">
            <text:p><text:s/>-39,69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8316457.6352132" calcext:value-type="float">
            <text:p><text:s/>48,316,458 <text:s/></text:p>
          </table:table-cell>
          <table:table-cell table:style-name="ce43" office:value-type="float" office:value="49993271" calcext:value-type="float">
            <text:p><text:s/>49,993,271 <text:s/></text:p>
          </table:table-cell>
          <table:table-cell table:style-name="ce43" office:value-type="float" office:value="78341.5738367191" calcext:value-type="float">
            <text:p><text:s/>78,342 <text:s/></text:p>
          </table:table-cell>
          <table:table-cell table:style-name="ce43" office:value-type="float" office:value="352658.846" calcext:value-type="float">
            <text:p><text:s/>352,659 <text:s/></text:p>
          </table:table-cell>
          <table:table-cell table:style-name="ce43" office:value-type="float" office:value="0.000000000018555586" calcext:value-type="float">
            <text:p><text:s/>0 <text:s/></text:p>
          </table:table-cell>
          <table:table-cell table:style-name="ce43" office:value-type="float" office:value="2339145.08533" calcext:value-type="float">
            <text:p><text:s/>2,339,14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96305.47258556" calcext:value-type="float">
            <text:p><text:s/>4,196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8137.11703" calcext:value-type="float">
            <text:p><text:s/>158,13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08341" calcext:value-type="float">
            <text:p><text:s/>-0 <text:s/></text:p>
          </table:table-cell>
          <table:table-cell table:style-name="ce43" office:value-type="float" office:value="0.00000000001042" calcext:value-type="float">
            <text:p><text:s/>0 <text:s/></text:p>
          </table:table-cell>
          <table:table-cell table:style-name="ce43" office:value-type="float" office:value="0.000000000000084" calcext:value-type="float">
            <text:p><text:s/>0 <text:s/></text:p>
          </table:table-cell>
          <table:table-cell table:style-name="ce43" office:value-type="float" office:value="-447348.91885826" calcext:value-type="float">
            <text:p><text:s/>-447,349 <text:s/></text:p>
          </table:table-cell>
          <table:table-cell table:style-name="ce43" office:value-type="float" office:value="-82006" calcext:value-type="float">
            <text:p><text:s/>-82,006 <text:s/></text:p>
          </table:table-cell>
          <table:table-cell table:style-name="ce43" office:value-type="float" office:value="-192.7448731409" calcext:value-type="float">
            <text:p><text:s/>-19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46.979467340833" calcext:value-type="float">
            <text:p><text:s/>-4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28769.564248179" calcext:value-type="float">
            <text:p><text:s/>328,770 <text:s/></text:p>
          </table:table-cell>
          <table:table-cell table:style-name="ce42" office:value-type="float" office:value="647054.721794224" calcext:value-type="float">
            <text:p><text:s/>647,055 <text:s/></text:p>
          </table:table-cell>
          <table:table-cell table:style-name="ce42" office:value-type="float" office:value="151132.060202931" calcext:value-type="float">
            <text:p><text:s/>151,132 <text:s/></text:p>
          </table:table-cell>
          <table:table-cell table:style-name="ce42" office:value-type="float" office:value="53614199.5591978" calcext:value-type="float">
            <text:p><text:s/>53,614,200 <text:s/></text:p>
          </table:table-cell>
          <table:table-cell table:style-name="ce42" office:value-type="float" office:value="50075277" calcext:value-type="float">
            <text:p><text:s/>50,075,277 <text:s/></text:p>
          </table:table-cell>
          <table:table-cell table:style-name="ce42" office:value-type="float" office:value="78534.31870986" calcext:value-type="float">
            <text:p><text:s/>78,534 <text:s/></text:p>
          </table:table-cell>
          <table:table-cell table:style-name="ce42" office:value-type="float" office:value="352658.846" calcext:value-type="float">
            <text:p><text:s/>352,659 <text:s/></text:p>
          </table:table-cell>
          <table:table-cell table:style-name="ce42" office:value-type="float" office:value="118343.882571985" calcext:value-type="float">
            <text:p><text:s/>118,3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506470.1647099" calcext:value-type="float">
            <text:p><text:s/>50,506,470 <text:s/></text:p>
          </table:table-cell>
          <table:table-cell table:style-name="ce42" office:value-type="float" office:value="50075277" calcext:value-type="float">
            <text:p><text:s/>50,075,277 <text:s/></text:p>
          </table:table-cell>
          <table:table-cell table:style-name="ce42" office:value-type="float" office:value="78534.31870986" calcext:value-type="float">
            <text:p><text:s/>78,534 <text:s/></text:p>
          </table:table-cell>
          <table:table-cell table:style-name="ce42" office:value-type="float" office:value="352658.846" calcext:value-type="float">
            <text:p><text:s/>352,6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2320.53333333" calcext:value-type="float">
            <text:p><text:s/>2,712,3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70.66666666667" calcext:value-type="float">
            <text:p><text:s/>2,9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28769.564248179" calcext:value-type="float">
            <text:p><text:s/>328,770 <text:s/></text:p>
          </table:table-cell>
          <table:table-cell table:style-name="ce43" office:value-type="float" office:value="647054.721794224" calcext:value-type="float">
            <text:p><text:s/>647,055 <text:s/></text:p>
          </table:table-cell>
          <table:table-cell table:style-name="ce43" office:value-type="float" office:value="151132.060202931" calcext:value-type="float">
            <text:p><text:s/>151,132 <text:s/></text:p>
          </table:table-cell>
          <table:table-cell table:style-name="ce43" office:value-type="float" office:value="392438.19448791" calcext:value-type="float">
            <text:p><text:s/>392,43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8343.882571985" calcext:value-type="float">
            <text:p><text:s/>118,34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29234.33333333" calcext:value-type="float">
            <text:p><text:s/>1,429,234 <text:s/></text:p>
          </table:table-cell>
          <table:table-cell table:style-name="ce42" office:value-type="float" office:value="1919119.293" calcext:value-type="float">
            <text:p><text:s/>1,919,119 <text:s/></text:p>
          </table:table-cell>
          <table:table-cell table:style-name="ce42" office:value-type="float" office:value="300785.230666667" calcext:value-type="float">
            <text:p><text:s/>300,785 <text:s/></text:p>
          </table:table-cell>
          <table:table-cell table:style-name="ce42" office:value-type="float" office:value="56125150.2213272" calcext:value-type="float">
            <text:p><text:s/>56,125,1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6075.44519833" calcext:value-type="float">
            <text:p><text:s/>2,676,075 <text:s/></text:p>
          </table:table-cell>
          <table:table-cell table:style-name="ce42" office:value-type="float" office:value="1548840.13686" calcext:value-type="float">
            <text:p><text:s/>1,548,8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29234.33333333" calcext:value-type="float">
            <text:p><text:s/>1,429,234 <text:s/></text:p>
          </table:table-cell>
          <table:table-cell table:style-name="ce42" office:value-type="float" office:value="1919119.293" calcext:value-type="float">
            <text:p><text:s/>1,919,119 <text:s/></text:p>
          </table:table-cell>
          <table:table-cell table:style-name="ce42" office:value-type="float" office:value="300785.230666667" calcext:value-type="float">
            <text:p><text:s/>300,785 <text:s/></text:p>
          </table:table-cell>
          <table:table-cell table:style-name="ce42" office:value-type="float" office:value="52468060.797361" calcext:value-type="float">
            <text:p><text:s/>52,468,0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6075.44519833" calcext:value-type="float">
            <text:p><text:s/>2,676,075 <text:s/></text:p>
          </table:table-cell>
          <table:table-cell table:style-name="ce42" office:value-type="float" office:value="1483639.249116" calcext:value-type="float">
            <text:p><text:s/>1,483,63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657089.42396622" calcext:value-type="float">
            <text:p><text:s/>3,657,08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5200.887744" calcext:value-type="float">
            <text:p><text:s/>65,2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83130.866666667" calcext:value-type="float">
            <text:p><text:s/>283,131 <text:s/></text:p>
          </table:table-cell>
          <table:table-cell table:style-name="ce42" office:value-type="float" office:value="973584.971333333" calcext:value-type="float">
            <text:p><text:s/>973,585 <text:s/></text:p>
          </table:table-cell>
          <table:table-cell table:style-name="ce42" office:value-type="float" office:value="76575.2143333333" calcext:value-type="float">
            <text:p><text:s/>76,575 <text:s/></text:p>
          </table:table-cell>
          <table:table-cell table:style-name="ce42" office:value-type="float" office:value="3318327.26568729" calcext:value-type="float">
            <text:p><text:s/>3,318,3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7729.28108409" calcext:value-type="float">
            <text:p><text:s/>2,557,729 <text:s/></text:p>
          </table:table-cell>
          <table:table-cell table:style-name="ce42" office:value-type="float" office:value="94543.3410268128" calcext:value-type="float">
            <text:p><text:s/>94,54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44.8" calcext:value-type="float">
            <text:p><text:s/>1,6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33750.066666667" calcext:value-type="float">
            <text:p><text:s/>233,750 <text:s/></text:p>
          </table:table-cell>
          <table:table-cell table:style-name="ce42" office:value-type="float" office:value="323832.189333333" calcext:value-type="float">
            <text:p><text:s/>323,832 <text:s/></text:p>
          </table:table-cell>
          <table:table-cell table:style-name="ce42" office:value-type="float" office:value="76575.2143333333" calcext:value-type="float">
            <text:p><text:s/>76,575 <text:s/></text:p>
          </table:table-cell>
          <table:table-cell table:style-name="ce42" office:value-type="float" office:value="17731.2" calcext:value-type="float">
            <text:p><text:s/>17,7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9380.8" calcext:value-type="float">
            <text:p><text:s/>49,381 <text:s/></text:p>
          </table:table-cell>
          <table:table-cell table:style-name="ce42" office:value-type="float" office:value="649752.782" calcext:value-type="float">
            <text:p><text:s/>649,7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96018.01768048" calcext:value-type="float">
            <text:p><text:s/>3,296,0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7729.28108409" calcext:value-type="float">
            <text:p><text:s/>2,557,729 <text:s/></text:p>
          </table:table-cell>
          <table:table-cell table:style-name="ce42" office:value-type="float" office:value="93585.69302" calcext:value-type="float">
            <text:p><text:s/>93,58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0" calcext:value-type="float">
            <text:p><text:s/>1,6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43.24800681279" calcext:value-type="float">
            <text:p><text:s/>1,24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957.648006812785" calcext:value-type="float">
            <text:p><text:s/>95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62.733333333333" calcext:value-type="float">
            <text:p><text:s/>263 <text:s/></text:p>
          </table:table-cell>
          <table:table-cell table:style-name="ce44" office:value-type="float" office:value="20107.724" calcext:value-type="float">
            <text:p><text:s/>20,108 <text:s/></text:p>
          </table:table-cell>
          <table:table-cell table:style-name="ce44" office:value-type="float" office:value="4192.58233333333" calcext:value-type="float">
            <text:p><text:s/>4,19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17071.169085155" calcext:value-type="float">
            <text:p><text:s/>817,071 <text:s/></text:p>
          </table:table-cell>
          <table:table-cell table:style-name="ce44" office:value-type="float" office:value="278371.875872443" calcext:value-type="float">
            <text:p><text:s/>278,372 <text:s/></text:p>
          </table:table-cell>
          <table:table-cell table:style-name="ce44" office:value-type="float" office:value="68885.3737970686" calcext:value-type="float">
            <text:p><text:s/>68,885 <text:s/></text:p>
          </table:table-cell>
          <table:table-cell table:style-name="ce44" office:value-type="float" office:value="43760124.4779281" calcext:value-type="float">
            <text:p><text:s/>43,760,12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.28154225427556" calcext:value-type="float">
            <text:p><text:s/>2 <text:s/></text:p>
          </table:table-cell>
          <table:table-cell table:style-name="ce44" office:value-type="float" office:value="3635751.74360053" calcext:value-type="float">
            <text:p><text:s/>3,635,75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17071.169085155" calcext:value-type="float">
            <text:p><text:s/>817,071 <text:s/></text:p>
          </table:table-cell>
          <table:table-cell table:style-name="ce44" office:value-type="float" office:value="278371.875872443" calcext:value-type="float">
            <text:p><text:s/>278,372 <text:s/></text:p>
          </table:table-cell>
          <table:table-cell table:style-name="ce44" office:value-type="float" office:value="68885.3737970686" calcext:value-type="float">
            <text:p><text:s/>68,885 <text:s/></text:p>
          </table:table-cell>
          <table:table-cell table:style-name="ce44" office:value-type="float" office:value="18454522.4679327" calcext:value-type="float">
            <text:p><text:s/>18,454,52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.28154225427556" calcext:value-type="float">
            <text:p><text:s/>2 <text:s/></text:p>
          </table:table-cell>
          <table:table-cell table:style-name="ce44" office:value-type="float" office:value="1672741.37134053" calcext:value-type="float">
            <text:p><text:s/>1,672,7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17071.169085155" calcext:value-type="float">
            <text:p><text:s/>817,071 <text:s/></text:p>
          </table:table-cell>
          <table:table-cell table:style-name="ce42" office:value-type="float" office:value="278371.875872443" calcext:value-type="float">
            <text:p><text:s/>278,372 <text:s/></text:p>
          </table:table-cell>
          <table:table-cell table:style-name="ce42" office:value-type="float" office:value="68885.3737970686" calcext:value-type="float">
            <text:p><text:s/>68,885 <text:s/></text:p>
          </table:table-cell>
          <table:table-cell table:style-name="ce42" office:value-type="float" office:value="2057867.93794648" calcext:value-type="float">
            <text:p><text:s/>2,057,8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28154225427556" calcext:value-type="float">
            <text:p><text:s/>2 <text:s/></text:p>
          </table:table-cell>
          <table:table-cell table:style-name="ce42" office:value-type="float" office:value="280996.885798758" calcext:value-type="float">
            <text:p><text:s/>280,9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295.2561" calcext:value-type="float">
            <text:p><text:s/>33,2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56.8561" calcext:value-type="float">
            <text:p><text:s/>3,2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474.608002625" calcext:value-type="float">
            <text:p><text:s/>207,4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49.93908875799" calcext:value-type="float">
            <text:p><text:s/>7,3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959.247291211" calcext:value-type="float">
            <text:p><text:s/>176,9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5.71656" calcext:value-type="float">
            <text:p><text:s/>9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32.9917166667" calcext:value-type="float">
            <text:p><text:s/>18,9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02.72505" calcext:value-type="float">
            <text:p><text:s/>3,1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80.11792333333" calcext:value-type="float">
            <text:p><text:s/>5,1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78459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099.2723350718" calcext:value-type="float">
            <text:p><text:s/>83,0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72.49838" calcext:value-type="float">
            <text:p><text:s/>2,6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55.93771666667" calcext:value-type="float">
            <text:p><text:s/>3,6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34.67105" calcext:value-type="float">
            <text:p><text:s/>2,8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774.06666666667" calcext:value-type="float">
            <text:p><text:s/>5,77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9111.715568524" calcext:value-type="float">
            <text:p><text:s/>559,1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28154225427556" calcext:value-type="float">
            <text:p><text:s/>2 <text:s/></text:p>
          </table:table-cell>
          <table:table-cell table:style-name="ce42" office:value-type="float" office:value="113461.89712" calcext:value-type="float">
            <text:p><text:s/>113,4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9715.032943816" calcext:value-type="float">
            <text:p><text:s/>349,7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797.50164" calcext:value-type="float">
            <text:p><text:s/>42,7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41699.012268139" calcext:value-type="float">
            <text:p>( 241,69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2797.50164" calcext:value-type="float">
            <text:p>( 42,79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8016.020675677" calcext:value-type="float">
            <text:p>( 108,016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062.833627214" calcext:value-type="float">
            <text:p><text:s/>101,06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28154225427556" calcext:value-type="float">
            <text:p><text:s/>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641.4535174933" calcext:value-type="float">
            <text:p><text:s/>37,6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774.06666666667" calcext:value-type="float">
            <text:p><text:s/>5,774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70692.39548" calcext:value-type="float">
            <text:p><text:s/>70,69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0664.39548" calcext:value-type="float">
            <text:p><text:s/>70,6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604.5401733333" calcext:value-type="float">
            <text:p><text:s/>84,6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08.00684" calcext:value-type="float">
            <text:p><text:s/>3,6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890.35251" calcext:value-type="float">
            <text:p><text:s/>37,8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36.15251" calcext:value-type="float">
            <text:p><text:s/>3,63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44433.3858133333" calcext:value-type="float">
            <text:p><text:s/>44,43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444.65248" calcext:value-type="float">
            <text:p><text:s/>2,4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8184.444316667" calcext:value-type="float">
            <text:p><text:s/>218,1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13.37765" calcext:value-type="float">
            <text:p><text:s/>10,3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577.6" calcext:value-type="float">
            <text:p><text:s/>33,5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606.844316667" calcext:value-type="float">
            <text:p><text:s/>184,6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13.37765" calcext:value-type="float">
            <text:p><text:s/>10,3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140.57010666667" calcext:value-type="float">
            <text:p>( 7,14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065.90344" calcext:value-type="float">
            <text:p>( 7,066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236.26490333333" calcext:value-type="float">
            <text:p>( 3,236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936.53157" calcext:value-type="float">
            <text:p>( 2,93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11297.102418488" calcext:value-type="float">
            <text:p><text:s/>811,297 <text:s/></text:p>
          </table:table-cell>
          <table:table-cell table:style-name="ce42" office:value-type="float" office:value="278371.875872443" calcext:value-type="float">
            <text:p><text:s/>278,372 <text:s/></text:p>
          </table:table-cell>
          <table:table-cell table:style-name="ce42" office:value-type="float" office:value="68885.3737970686" calcext:value-type="float">
            <text:p><text:s/>68,885 <text:s/></text:p>
          </table:table-cell>
          <table:table-cell table:style-name="ce42" office:value-type="float" office:value="226208.03215" calcext:value-type="float">
            <text:p><text:s/>226,2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504.63215" calcext:value-type="float">
            <text:p><text:s/>21,5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11297.102418488" calcext:value-type="float">
            <text:p><text:s/>811,297 <text:s/></text:p>
          </table:table-cell>
          <table:table-cell table:style-name="ce42" office:value-type="float" office:value="278371.875872443" calcext:value-type="float">
            <text:p><text:s/>278,372 <text:s/></text:p>
          </table:table-cell>
          <table:table-cell table:style-name="ce42" office:value-type="float" office:value="68885.3737970686" calcext:value-type="float">
            <text:p><text:s/>68,885 <text:s/></text:p>
          </table:table-cell>
          <table:table-cell table:style-name="ce42" office:value-type="float" office:value="193505.799996667" calcext:value-type="float">
            <text:p><text:s/>193,5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291.93333" calcext:value-type="float">
            <text:p><text:s/>10,2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702.2321533333" calcext:value-type="float">
            <text:p><text:s/>32,7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212.69882" calcext:value-type="float">
            <text:p><text:s/>11,2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643.24265" calcext:value-type="float">
            <text:p>( 9,64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9643.24265" calcext:value-type="float">
            <text:p>( 9,64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212.54789" calcext:value-type="float">
            <text:p><text:s/>52,2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82.94789" calcext:value-type="float">
            <text:p><text:s/>7,78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636.75819666667" calcext:value-type="float">
            <text:p><text:s/>8,63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134.89153" calcext:value-type="float">
            <text:p><text:s/>3,1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408.2237123747" calcext:value-type="float">
            <text:p><text:s/>61,4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97.0642" calcext:value-type="float">
            <text:p><text:s/>3,2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374.0630966667" calcext:value-type="float">
            <text:p><text:s/>30,3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41.19643" calcext:value-type="float">
            <text:p><text:s/>5,6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067.1526833333" calcext:value-type="float">
            <text:p><text:s/>94,0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979.81935" calcext:value-type="float">
            <text:p><text:s/>84,9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6.653333342667" calcext:value-type="float">
            <text:p><text:s/>9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827.1234966667" calcext:value-type="float">
            <text:p><text:s/>57,8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7.05683" calcext:value-type="float">
            <text:p><text:s/>97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3395.51392" calcext:value-type="float">
            <text:p><text:s/>53,39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01329.7940194" calcext:value-type="float">
            <text:p><text:s/>13,701,3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845.0273305556" calcext:value-type="float">
            <text:p><text:s/>43,8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507.555555556" calcext:value-type="float">
            <text:p><text:s/>106,5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94392.2384639" calcext:value-type="float">
            <text:p><text:s/>13,394,3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845.0273305556" calcext:value-type="float">
            <text:p><text:s/>43,8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81.3333333333" calcext:value-type="float">
            <text:p><text:s/>20,2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0148.666666667" calcext:value-type="float">
            <text:p><text:s/>180,1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4150.157343333" calcext:value-type="float">
            <text:p><text:s/>454,1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6.10181" calcext:value-type="float">
            <text:p><text:s/>4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017.0906766667" calcext:value-type="float">
            <text:p><text:s/>78,0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6.10181" calcext:value-type="float">
            <text:p><text:s/>40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76133.066666667" calcext:value-type="float">
            <text:p><text:s/>376,13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8488.427036131" calcext:value-type="float">
            <text:p><text:s/>978,4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807.2048139087" calcext:value-type="float">
            <text:p><text:s/>84,8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2479.020908353" calcext:value-type="float">
            <text:p><text:s/>442,4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666.4764639087" calcext:value-type="float">
            <text:p><text:s/>84,6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21.86666666667" calcext:value-type="float">
            <text:p><text:s/>2,4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24" calcext:value-type="float">
            <text:p><text:s/>11,1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23.2" calcext:value-type="float">
            <text:p><text:s/>9,7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27.53333333333" calcext:value-type="float">
            <text:p><text:s/>4,7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0178.422222222" calcext:value-type="float">
            <text:p><text:s/>360,1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7834.383905556" calcext:value-type="float">
            <text:p><text:s/>147,83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40.72835" calcext:value-type="float">
            <text:p><text:s/>141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62686.15158731" calcext:value-type="float">
            <text:p><text:s/>1,262,68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62686.15158731" calcext:value-type="float">
            <text:p><text:s/>1,262,6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305602.0099954" calcext:value-type="float">
            <text:p><text:s/>25,305,6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63010.37226" calcext:value-type="float">
            <text:p><text:s/>1,963,0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305602.0099954" calcext:value-type="float">
            <text:p><text:s/>25,305,6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63010.37226" calcext:value-type="float">
            <text:p><text:s/>1,963,0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1547317.1055933" calcext:value-type="float">
            <text:p>( 21,547,31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963010.37226" calcext:value-type="float">
            <text:p>( 1,963,01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05513.353248" calcext:value-type="float">
            <text:p><text:s/>605,513 <text:s/></text:p>
          </table:table-cell>
          <table:table-cell table:style-name="ce42" office:value-type="float" office:value="1097431.737839" calcext:value-type="float">
            <text:p><text:s/>1,097,432 <text:s/></text:p>
          </table:table-cell>
          <table:table-cell table:style-name="ce42" office:value-type="float" office:value="232356.540731" calcext:value-type="float">
            <text:p><text:s/>232,357 <text:s/></text:p>
          </table:table-cell>
          <table:table-cell table:style-name="ce42" office:value-type="float" office:value="11889033.857049" calcext:value-type="float">
            <text:p><text:s/>11,889,0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246.97609" calcext:value-type="float">
            <text:p><text:s/>408,2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47924.348" calcext:value-type="float">
            <text:p><text:s/>10,447,9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35.786362" calcext:value-type="float">
            <text:p><text:s/>8,9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05513.353248" calcext:value-type="float">
            <text:p><text:s/>605,513 <text:s/></text:p>
          </table:table-cell>
          <table:table-cell table:style-name="ce42" office:value-type="float" office:value="1097431.737839" calcext:value-type="float">
            <text:p><text:s/>1,097,432 <text:s/></text:p>
          </table:table-cell>
          <table:table-cell table:style-name="ce42" office:value-type="float" office:value="232356.540731" calcext:value-type="float">
            <text:p><text:s/>232,357 <text:s/></text:p>
          </table:table-cell>
          <table:table-cell table:style-name="ce42" office:value-type="float" office:value="1432173.722687" calcext:value-type="float">
            <text:p><text:s/>1,432,1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246.97609" calcext:value-type="float">
            <text:p><text:s/>408,2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4512.909031" calcext:value-type="float">
            <text:p><text:s/>644,5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44512.909031" calcext:value-type="float">
            <text:p><text:s/>644,51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41413.6666667" calcext:value-type="float">
            <text:p><text:s/>14,341,414 <text:s/></text:p>
          </table:table-cell>
          <table:table-cell table:number-columns-repeated="2" table:style-name="ce42" office:value-type="float" office:value="144462.066666667" calcext:value-type="float">
            <text:p><text:s/>144,4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4310.222222222" calcext:value-type="float">
            <text:p><text:s/>234,3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223602.8" calcext:value-type="float">
            <text:p><text:s/>5,223,60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4313.77777778" calcext:value-type="float">
            <text:p><text:s/>1,014,3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052665.77777778" calcext:value-type="float">
            <text:p><text:s/>3,052,6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77.5333333333" calcext:value-type="float">
            <text:p><text:s/>23,878 <text:s/></text:p>
          </table:table-cell>
          <table:table-cell table:number-columns-repeated="2" table:style-name="ce42" office:value-type="float" office:value="170132.906666666" calcext:value-type="float">
            <text:p><text:s/>170,13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624" calcext:value-type="float">
            <text:p><text:s/>39,624 <text:s/></text:p>
          </table:table-cell>
          <table:table-cell table:style-name="ce42" office:value-type="float" office:value="3080.77777777778" calcext:value-type="float">
            <text:p><text:s/>3,08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317536.1333333" calcext:value-type="float">
            <text:p><text:s/>14,317,536 <text:s/></text:p>
          </table:table-cell>
          <table:table-cell table:number-columns-repeated="2" table:style-name="ce43" office:value-type="float" office:value="-5249273.64" calcext:value-type="float">
            <text:p><text:s/>-5,249,27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872293.33333333" calcext:value-type="float">
            <text:p><text:s/>-3,872,293 <text:s/></text:p>
          </table:table-cell>
          <table:table-cell table:style-name="ce43" office:value-type="float" office:value="-3080.77777777778" calcext:value-type="float">
            <text:p><text:s/>-3,08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42432.6" calcext:value-type="float">
            <text:p><text:s/>3,342,433 <text:s/></text:p>
          </table:table-cell>
          <table:table-cell table:number-columns-repeated="2" table:style-name="ce42" office:value-type="float" office:value="13910" calcext:value-type="float">
            <text:p><text:s/>13,9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51.5555555556" calcext:value-type="float">
            <text:p><text:s/>13,4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5746.5999999995" calcext:value-type="float">
            <text:p><text:s/>55,747 <text:s/></text:p>
          </table:table-cell>
          <table:table-cell table:number-columns-repeated="2" table:style-name="ce43" office:value-type="float" office:value="-109715.146666667" calcext:value-type="float">
            <text:p><text:s/>-109,71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66.66666666686" calcext:value-type="float">
            <text:p><text:s/>4,267 <text:s/></text:p>
          </table:table-cell>
          <table:table-cell table:style-name="ce43" office:value-type="float" office:value="-794.277777777779" calcext:value-type="float">
            <text:p><text:s/>-7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64949.8" calcext:value-type="float">
            <text:p><text:s/>8,664,950 <text:s/></text:p>
          </table:table-cell>
          <table:table-cell table:number-columns-repeated="2" table:style-name="ce42" office:value-type="float" office:value="14247259.6933333" calcext:value-type="float">
            <text:p><text:s/>14,247,2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47485.33333333" calcext:value-type="float">
            <text:p><text:s/>4,147,485 <text:s/></text:p>
          </table:table-cell>
          <table:table-cell table:style-name="ce42" office:value-type="float" office:value="8573.66666666667" calcext:value-type="float">
            <text:p><text:s/>8,5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64949.8" calcext:value-type="float">
            <text:p><text:s/>8,664,950 <text:s/></text:p>
          </table:table-cell>
          <table:table-cell table:number-columns-repeated="2" table:style-name="ce42" office:value-type="float" office:value="10741624.6613333" calcext:value-type="float">
            <text:p><text:s/>10,741,6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47485.33333333" calcext:value-type="float">
            <text:p><text:s/>4,147,485 <text:s/></text:p>
          </table:table-cell>
          <table:table-cell table:style-name="ce42" office:value-type="float" office:value="8573.66666666667" calcext:value-type="float">
            <text:p><text:s/>8,57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3505635.032" calcext:value-type="float">
            <text:p><text:s/>3,505,63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45.53333333333" calcext:value-type="float">
            <text:p><text:s/>3,5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45.13333333333" calcext:value-type="float">
            <text:p><text:s/>1,8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90" calcext:value-type="float">
            <text:p><text:s/>1,6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0.4" calcext:value-type="float">
            <text:p><text:s/>1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9584306.7333333" calcext:value-type="float">
            <text:p><text:s/>19,584,307 <text:s/></text:p>
          </table:table-cell>
          <table:table-cell table:number-columns-repeated="2" table:style-name="ce44" office:value-type="float" office:value="9090245.66666667" calcext:value-type="float">
            <text:p><text:s/>9,090,246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57473.777777778" calcext:value-type="float">
            <text:p><text:s/>257,474 <text:s/></text:p>
          </table:table-cell>
          <table:table-cell table:style-name="ce44" office:value-type="float" office:value="6278.66666666667" calcext:value-type="float">
            <text:p><text:s/>6,27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9090245.66666667" calcext:value-type="float">
            <text:p><text:s/>9,090,246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57473.777777778" calcext:value-type="float">
            <text:p><text:s/>257,474 <text:s/></text:p>
          </table:table-cell>
          <table:table-cell table:style-name="ce44" office:value-type="float" office:value="6278.66666666667" calcext:value-type="float">
            <text:p><text:s/>6,2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362.06666666667" calcext:value-type="float">
            <text:p><text:s/>5,3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4" calcext:value-type="float">
            <text:p><text:s/>1,0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.3333333333333" calcext:value-type="float">
            <text:p><text:s/>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0.266666666667" calcext:value-type="float">
            <text:p><text:s/>3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7.0666666666667" calcext:value-type="float">
            <text:p><text:s/>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53333333333333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3.3333333333333" calcext:value-type="float">
            <text:p><text:s/>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3.3333333333333" calcext:value-type="float">
            <text:p><text:s/>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.3333333333333" calcext:value-type="float">
            <text:p><text:s/>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0.66666666667" calcext:value-type="float">
            <text:p><text:s/>1,0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6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0.866666666666667" calcext:value-type="float">
            <text:p><text:s/>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1.733333333333" calcext:value-type="float">
            <text:p><text:s/>1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1.333333333333" calcext:value-type="float">
            <text:p><text:s/>1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10.4" calcext:value-type="float">
            <text:p>( 1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.2" calcext:value-type="float">
            <text:p><text:s/>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.3333333333333" calcext:value-type="float">
            <text:p><text:s/>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34.6666666666667" calcext:value-type="float">
            <text:p><text:s/>3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5.6" calcext:value-type="float">
            <text:p><text:s/>2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11.26666666667" calcext:value-type="float">
            <text:p><text:s/>3,9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8.066666666667" calcext:value-type="float">
            <text:p><text:s/>4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.5333333333333" calcext:value-type="float">
            <text:p><text:s/>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042414.1418" calcext:value-type="float">
            <text:p><text:s/>9,042,41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507.555555556" calcext:value-type="float">
            <text:p><text:s/>106,5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06507.555555556" calcext:value-type="float">
            <text:p><text:s/>106,5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042414.1418" calcext:value-type="float">
            <text:p><text:s/>9,042,4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294.32486666667" calcext:value-type="float">
            <text:p><text:s/>9,2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294.32486666667" calcext:value-type="float">
            <text:p><text:s/>9,2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175.1333333333" calcext:value-type="float">
            <text:p><text:s/>33,17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942.222222222" calcext:value-type="float">
            <text:p><text:s/>149,942 <text:s/></text:p>
          </table:table-cell>
          <table:table-cell table:style-name="ce42" office:value-type="float" office:value="6278.66666666667" calcext:value-type="float">
            <text:p><text:s/>6,2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630.27777777778" calcext:value-type="float">
            <text:p><text:s/>2,6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56.66666666667" calcext:value-type="float">
            <text:p><text:s/>7,7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28.46666666667" calcext:value-type="float">
            <text:p><text:s/>2,9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296.4666666667" calcext:value-type="float">
            <text:p><text:s/>20,29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934.222222222" calcext:value-type="float">
            <text:p><text:s/>149,9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193.53333333333" calcext:value-type="float">
            <text:p><text:s/>2,19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648.38888888889" calcext:value-type="float">
            <text:p><text:s/>3,648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584306.7333333" calcext:value-type="float">
            <text:p><text:s/>19,584,3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584306.7333333" calcext:value-type="float">
            <text:p><text:s/>19,584,3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584306.7333333" calcext:value-type="float">
            <text:p>( 19,584,30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0924.8" calcext:value-type="float">
            <text:p><text:s/>1,890,9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8954.666666667" calcext:value-type="float">
            <text:p><text:s/>398,955 <text:s/></text:p>
          </table:table-cell>
          <table:table-cell table:style-name="ce42" office:value-type="float" office:value="86612.2222222222" calcext:value-type="float">
            <text:p><text:s/>86,612 <text:s/></text:p>
          </table:table-cell>
          <table:table-cell table:style-name="ce42" office:value-type="float" office:value="1489749.4108908" calcext:value-type="float">
            <text:p><text:s/>1,489,749 <text:s/></text:p>
          </table:table-cell>
          <table:table-cell table:style-name="ce42" office:value-type="float" office:value="138818" calcext:value-type="float">
            <text:p><text:s/>138,818 <text:s/></text:p>
          </table:table-cell>
          <table:table-cell table:style-name="ce42" office:value-type="float" office:value="41328" calcext:value-type="float">
            <text:p><text:s/>41,328 <text:s/></text:p>
          </table:table-cell>
          <table:table-cell table:style-name="ce42" office:value-type="float" office:value="384888" calcext:value-type="float">
            <text:p><text:s/>384,88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935064.26826667" calcext:value-type="float">
            <text:p><text:s/>9,935,064 <text:s/></text:p>
          </table:table-cell>
          <table:table-cell table:style-name="ce42" office:value-type="float" office:value="1419878.4" calcext:value-type="float">
            <text:p><text:s/>1,419,878 <text:s/></text:p>
          </table:table-cell>
          <table:table-cell table:style-name="ce42" office:value-type="float" office:value="132" calcext:value-type="float">
            <text:p><text:s/>132 <text:s/></text:p>
          </table:table-cell>
          <table:table-cell table:style-name="ce42" office:value-type="float" office:value="681277.866666667" calcext:value-type="float">
            <text:p><text:s/>681,278 <text:s/></text:p>
          </table:table-cell>
          <table:table-cell table:style-name="ce42" office:value-type="float" office:value="374260" calcext:value-type="float">
            <text:p><text:s/>374,260 <text:s/></text:p>
          </table:table-cell>
          <table:table-cell table:style-name="ce42" office:value-type="float" office:value="47854.9842664951" calcext:value-type="float">
            <text:p><text:s/>47,855 <text:s/></text:p>
          </table:table-cell>
          <table:table-cell table:style-name="ce42" office:value-type="float" office:value="10629" calcext:value-type="float">
            <text:p><text:s/>10,629 <text:s/></text:p>
          </table:table-cell>
          <table:table-cell table:style-name="ce42" office:value-type="float" office:value="463561.488888889" calcext:value-type="float">
            <text:p><text:s/>463,561 <text:s/></text:p>
          </table:table-cell>
          <table:table-cell table:style-name="ce42" office:value-type="float" office:value="130138" calcext:value-type="float">
            <text:p><text:s/>130,1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02525.733333333" calcext:value-type="float">
            <text:p><text:s/>102,526 <text:s/></text:p>
          </table:table-cell>
          <table:table-cell table:style-name="ce42" office:value-type="float" office:value="1337326.93333333" calcext:value-type="float">
            <text:p><text:s/>1,337,3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.1333333333333" calcext:value-type="float">
            <text:p><text:s/>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86599.7692" calcext:value-type="float">
            <text:p><text:s/>-86,600 <text:s/></text:p>
          </table:table-cell>
          <table:table-cell table:style-name="ce42" office:value-type="float" office:value="-114785.5536" calcext:value-type="float">
            <text:p><text:s/>-114,786 <text:s/></text:p>
          </table:table-cell>
          <table:table-cell table:style-name="ce42" office:value-type="float" office:value="-2191" calcext:value-type="float">
            <text:p><text:s/>-2,191 <text:s/></text:p>
          </table:table-cell>
          <table:table-cell table:style-name="ce42" office:value-type="float" office:value="-6026.6666666667" calcext:value-type="float">
            <text:p><text:s/>-6,027 <text:s/></text:p>
          </table:table-cell>
          <table:table-cell table:style-name="ce42" office:value-type="float" office:value="-41212.2222222222" calcext:value-type="float">
            <text:p><text:s/>-41,212 <text:s/></text:p>
          </table:table-cell>
          <table:table-cell table:style-name="ce42" office:value-type="float" office:value="-7394.37777777778" calcext:value-type="float">
            <text:p><text:s/>-7,3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06.1333333334" calcext:value-type="float">
            <text:p><text:s/>24,906 <text:s/></text:p>
          </table:table-cell>
          <table:table-cell table:style-name="ce42" office:value-type="float" office:value="-198241" calcext:value-type="float">
            <text:p><text:s/>-198,24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9950990.2324" calcext:value-type="float">
            <text:p><text:s/>-9,950,990 <text:s/></text:p>
          </table:table-cell>
          <table:table-cell table:style-name="ce43" office:value-type="float" office:value="-751494.979733333" calcext:value-type="float">
            <text:p><text:s/>-751,495 <text:s/></text:p>
          </table:table-cell>
          <table:table-cell table:style-name="ce43" office:value-type="float" office:value="2059" calcext:value-type="float">
            <text:p><text:s/>2,059 <text:s/></text:p>
          </table:table-cell>
          <table:table-cell table:style-name="ce43" office:value-type="float" office:value="-276314.666666667" calcext:value-type="float">
            <text:p><text:s/>-276,315 <text:s/></text:p>
          </table:table-cell>
          <table:table-cell table:style-name="ce43" office:value-type="float" office:value="-246435.555555556" calcext:value-type="float">
            <text:p><text:s/>-246,436 <text:s/></text:p>
          </table:table-cell>
          <table:table-cell table:style-name="ce43" office:value-type="float" office:value="1449288.80440208" calcext:value-type="float">
            <text:p><text:s/>1,449,289 <text:s/></text:p>
          </table:table-cell>
          <table:table-cell table:style-name="ce43" office:value-type="float" office:value="128189" calcext:value-type="float">
            <text:p><text:s/>128,189 <text:s/></text:p>
          </table:table-cell>
          <table:table-cell table:style-name="ce43" office:value-type="float" office:value="-447139.622222222" calcext:value-type="float">
            <text:p><text:s/>-447,140 <text:s/></text:p>
          </table:table-cell>
          <table:table-cell table:style-name="ce43" office:value-type="float" office:value="452991" calcext:value-type="float">
            <text:p><text:s/>452,9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0878.4" calcext:value-type="float">
            <text:p><text:s/>30,878 <text:s/></text:p>
          </table:table-cell>
          <table:table-cell table:style-name="ce42" office:value-type="float" office:value="297260.8" calcext:value-type="float">
            <text:p><text:s/>297,261 <text:s/></text:p>
          </table:table-cell>
          <table:table-cell table:style-name="ce42" office:value-type="float" office:value="1202" calcext:value-type="float">
            <text:p><text:s/>1,202 <text:s/></text:p>
          </table:table-cell>
          <table:table-cell table:style-name="ce42" office:value-type="float" office:value="4432" calcext:value-type="float">
            <text:p><text:s/>4,4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2" calcext:value-type="float">
            <text:p><text:s/>1,9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2609" calcext:value-type="float">
            <text:p><text:s/>332,60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48213.759866667" calcext:value-type="float">
            <text:p><text:s/>-148,214 <text:s/></text:p>
          </table:table-cell>
          <table:table-cell table:style-name="ce43" office:value-type="float" office:value="-165993.276873333" calcext:value-type="float">
            <text:p><text:s/>-165,99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3616.531096408" calcext:value-type="float">
            <text:p><text:s/>123,617 <text:s/></text:p>
          </table:table-cell>
          <table:table-cell table:style-name="ce42" office:value-type="float" office:value="2667596.70994043" calcext:value-type="float">
            <text:p><text:s/>2,667,5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459.955555556" calcext:value-type="float">
            <text:p><text:s/>175,460 <text:s/></text:p>
          </table:table-cell>
          <table:table-cell table:style-name="ce42" office:value-type="float" office:value="22712.3153235342" calcext:value-type="float">
            <text:p><text:s/>22,7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1814.933333333" calcext:value-type="float">
            <text:p><text:s/>121,815 <text:s/></text:p>
          </table:table-cell>
          <table:table-cell table:style-name="ce42" office:value-type="float" office:value="2590505.6" calcext:value-type="float">
            <text:p><text:s/>2,590,5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0.66666666667" calcext:value-type="float">
            <text:p><text:s/>2,9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801.59776307467" calcext:value-type="float">
            <text:p><text:s/>1,802 <text:s/></text:p>
          </table:table-cell>
          <table:table-cell table:style-name="ce43" office:value-type="float" office:value="74120.4432737602" calcext:value-type="float">
            <text:p><text:s/>74,12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5459.955555556" calcext:value-type="float">
            <text:p><text:s/>175,460 <text:s/></text:p>
          </table:table-cell>
          <table:table-cell table:style-name="ce43" office:value-type="float" office:value="22712.3153235342" calcext:value-type="float">
            <text:p><text:s/>22,7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5273918.6058667" calcext:value-type="float">
            <text:p><text:s/>15,273,919 <text:s/></text:p>
          </table:table-cell>
          <table:table-cell table:style-name="ce42" office:value-type="float" office:value="5745316.41784667" calcext:value-type="float">
            <text:p><text:s/>5,745,316 <text:s/></text:p>
          </table:table-cell>
          <table:table-cell table:style-name="ce42" office:value-type="float" office:value="1078" calcext:value-type="float">
            <text:p><text:s/>1,078 <text:s/></text:p>
          </table:table-cell>
          <table:table-cell table:style-name="ce42" office:value-type="float" office:value="906846.933333333" calcext:value-type="float">
            <text:p><text:s/>906,847 <text:s/></text:p>
          </table:table-cell>
          <table:table-cell table:style-name="ce42" office:value-type="float" office:value="687692.222222222" calcext:value-type="float">
            <text:p><text:s/>687,692 <text:s/></text:p>
          </table:table-cell>
          <table:table-cell table:style-name="ce42" office:value-type="float" office:value="86790.3333333333" calcext:value-type="float">
            <text:p><text:s/>86,7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3777.35555556" calcext:value-type="float">
            <text:p><text:s/>1,153,777 <text:s/></text:p>
          </table:table-cell>
          <table:table-cell table:style-name="ce42" office:value-type="float" office:value="976546.277777778" calcext:value-type="float">
            <text:p><text:s/>976,5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5234785.9552" calcext:value-type="float">
            <text:p><text:s/>15,234,786 <text:s/></text:p>
          </table:table-cell>
          <table:table-cell table:style-name="ce42" office:value-type="float" office:value="5744980.01229111" calcext:value-type="float">
            <text:p><text:s/>5,744,980 <text:s/></text:p>
          </table:table-cell>
          <table:table-cell table:style-name="ce42" office:value-type="float" office:value="1078" calcext:value-type="float">
            <text:p><text:s/>1,078 <text:s/></text:p>
          </table:table-cell>
          <table:table-cell table:style-name="ce42" office:value-type="float" office:value="906846.933333333" calcext:value-type="float">
            <text:p><text:s/>906,847 <text:s/></text:p>
          </table:table-cell>
          <table:table-cell table:style-name="ce42" office:value-type="float" office:value="687692.222222222" calcext:value-type="float">
            <text:p><text:s/>687,692 <text:s/></text:p>
          </table:table-cell>
          <table:table-cell table:style-name="ce42" office:value-type="float" office:value="86790.3333333333" calcext:value-type="float">
            <text:p><text:s/>86,7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3777.35555556" calcext:value-type="float">
            <text:p><text:s/>1,153,777 <text:s/></text:p>
          </table:table-cell>
          <table:table-cell table:style-name="ce42" office:value-type="float" office:value="929761.829777778" calcext:value-type="float">
            <text:p><text:s/>929,76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39132.6506666667" calcext:value-type="float">
            <text:p><text:s/>39,133 <text:s/></text:p>
          </table:table-cell>
          <table:table-cell table:style-name="ce43" office:value-type="float" office:value="336.405555555556" calcext:value-type="float">
            <text:p><text:s/>336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43" office:value-type="float" office:value="46784.448" calcext:value-type="float">
            <text:p><text:s/>46,7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9172.2666666667" calcext:value-type="float">
            <text:p><text:s/>29,172 <text:s/></text:p>
          </table:table-cell>
          <table:table-cell table:style-name="ce42" office:value-type="float" office:value="68611.436677696" calcext:value-type="float">
            <text:p><text:s/>68,6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5749.577777778" calcext:value-type="float">
            <text:p><text:s/>505,750 <text:s/></text:p>
          </table:table-cell>
          <table:table-cell table:style-name="ce42" office:value-type="float" office:value="58967.3291209102" calcext:value-type="float">
            <text:p><text:s/>58,9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4.8" calcext:value-type="float">
            <text:p><text:s/>1,6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31.2" calcext:value-type="float">
            <text:p><text:s/>17,7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9172.2666666667" calcext:value-type="float">
            <text:p><text:s/>29,172 <text:s/></text:p>
          </table:table-cell>
          <table:table-cell table:style-name="ce42" office:value-type="float" office:value="48960.236677696" calcext:value-type="float">
            <text:p><text:s/>48,9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5749.577777778" calcext:value-type="float">
            <text:p><text:s/>505,750 <text:s/></text:p>
          </table:table-cell>
          <table:table-cell table:style-name="ce42" office:value-type="float" office:value="58967.3291209102" calcext:value-type="float">
            <text:p><text:s/>58,9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75.2" calcext:value-type="float">
            <text:p><text:s/>27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287474.93557026" calcext:value-type="float">
            <text:p><text:s/>5,287,475 <text:s/></text:p>
          </table:table-cell>
          <table:table-cell table:style-name="ce44" office:value-type="float" office:value="2126345.76836854" calcext:value-type="float">
            <text:p><text:s/>2,126,346 <text:s/></text:p>
          </table:table-cell>
          <table:table-cell table:style-name="ce44" office:value-type="float" office:value="1935" calcext:value-type="float">
            <text:p><text:s/>1,935 <text:s/></text:p>
          </table:table-cell>
          <table:table-cell table:style-name="ce44" office:value-type="float" office:value="626100.266666667" calcext:value-type="float">
            <text:p><text:s/>626,100 <text:s/></text:p>
          </table:table-cell>
          <table:table-cell table:style-name="ce44" office:value-type="float" office:value="441256.666666667" calcext:value-type="float">
            <text:p><text:s/>441,257 <text:s/></text:p>
          </table:table-cell>
          <table:table-cell table:style-name="ce44" office:value-type="float" office:value="1534087.13773541" calcext:value-type="float">
            <text:p><text:s/>1,534,087 <text:s/></text:p>
          </table:table-cell>
          <table:table-cell table:style-name="ce44" office:value-type="float" office:value="128189" calcext:value-type="float">
            <text:p><text:s/>128,189 <text:s/></text:p>
          </table:table-cell>
          <table:table-cell table:style-name="ce44" office:value-type="float" office:value="25428.2" calcext:value-type="float">
            <text:p><text:s/>25,428 <text:s/></text:p>
          </table:table-cell>
          <table:table-cell table:style-name="ce44" office:value-type="float" office:value="1015248.63333333" calcext:value-type="float">
            <text:p><text:s/>1,015,24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287474.93557026" calcext:value-type="float">
            <text:p><text:s/>5,287,475 <text:s/></text:p>
          </table:table-cell>
          <table:table-cell table:style-name="ce44" office:value-type="float" office:value="2126345.76836854" calcext:value-type="float">
            <text:p><text:s/>2,126,346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0.000000000001" calcext:value-type="float">
            <text:p><text:s/>0 <text:s/></text:p>
          </table:table-cell>
          <table:table-cell table:style-name="ce44" office:value-type="float" office:value="13960" calcext:value-type="float">
            <text:p><text:s/>13,9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06062.802236925" calcext:value-type="float">
            <text:p><text:s/>106,063 <text:s/></text:p>
          </table:table-cell>
          <table:table-cell table:style-name="ce42" office:value-type="float" office:value="1650459.90170188" calcext:value-type="float">
            <text:p><text:s/>1,650,4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1" calcext:value-type="float">
            <text:p><text:s/>0 <text:s/></text:p>
          </table:table-cell>
          <table:table-cell table:style-name="ce42" office:value-type="float" office:value="13960" calcext:value-type="float">
            <text:p><text:s/>13,9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4511.73333333333" calcext:value-type="float">
            <text:p><text:s/>4,512 <text:s/></text:p>
          </table:table-cell>
          <table:table-cell table:style-name="ce42" office:value-type="float" office:value="25509.3333333333" calcext:value-type="float">
            <text:p><text:s/>25,5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849.46666666667" calcext:value-type="float">
            <text:p><text:s/>2,849 <text:s/></text:p>
          </table:table-cell>
          <table:table-cell table:style-name="ce42" office:value-type="float" office:value="196964.935580533" calcext:value-type="float">
            <text:p><text:s/>196,9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206.8" calcext:value-type="float">
            <text:p><text:s/>1,207 <text:s/></text:p>
          </table:table-cell>
          <table:table-cell table:style-name="ce42" office:value-type="float" office:value="174776.730731211" calcext:value-type="float">
            <text:p><text:s/>174,7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3.2" calcext:value-type="float">
            <text:p><text:s/>53 <text:s/></text:p>
          </table:table-cell>
          <table:table-cell table:style-name="ce42" office:value-type="float" office:value="15777.0666666667" calcext:value-type="float">
            <text:p><text:s/>15,7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57.33333333333" calcext:value-type="float">
            <text:p><text:s/>5,1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910" calcext:value-type="float">
            <text:p><text:s/>910 <text:s/></text:p>
          </table:table-cell>
          <table:table-cell table:style-name="ce42" office:value-type="float" office:value="79419.7072884051" calcext:value-type="float">
            <text:p><text:s/>79,4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04.533333333333" calcext:value-type="float">
            <text:p><text:s/>105 <text:s/></text:p>
          </table:table-cell>
          <table:table-cell table:style-name="ce42" office:value-type="float" office:value="707.2" calcext:value-type="float">
            <text:p><text:s/>7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2663.7627180133" calcext:value-type="float">
            <text:p><text:s/>62,664 <text:s/></text:p>
          </table:table-cell>
          <table:table-cell table:style-name="ce42" office:value-type="float" office:value="382970.440854923" calcext:value-type="float">
            <text:p><text:s/>382,9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1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2635.7627180133" calcext:value-type="float">
            <text:p><text:s/>62,636 <text:s/></text:p>
          </table:table-cell>
          <table:table-cell table:style-name="ce42" office:value-type="float" office:value="244281.768585803" calcext:value-type="float">
            <text:p><text:s/>244,2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1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571.73333333333" calcext:value-type="float">
            <text:p>( 1,572 <text:s/>)</text:p>
          </table:table-cell>
          <table:table-cell table:style-name="ce45" office:value-type="float" office:value="197329.777294805" calcext:value-type="float">
            <text:p>( 197,33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1064.02938468" calcext:value-type="float">
            <text:p>( 61,064 <text:s/>)</text:p>
          </table:table-cell>
          <table:table-cell table:style-name="ce45" office:value-type="float" office:value="46951.9912909973" calcext:value-type="float">
            <text:p>( 46,95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0.000000000001" calcext:value-type="float">
            <text:p>( 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060.55208496" calcext:value-type="float">
            <text:p><text:s/>101,0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628.12018416" calcext:value-type="float">
            <text:p><text:s/>37,6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8" calcext:value-type="float">
            <text:p><text:s/>28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477.46666666667" calcext:value-type="float">
            <text:p><text:s/>1,477 <text:s/></text:p>
          </table:table-cell>
          <table:table-cell table:style-name="ce42" office:value-type="float" office:value="78465.0666666667" calcext:value-type="float">
            <text:p><text:s/>78,4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5.8666666666667" calcext:value-type="float">
            <text:p><text:s/>16 <text:s/></text:p>
          </table:table-cell>
          <table:table-cell table:style-name="ce42" office:value-type="float" office:value="34235.7333333333" calcext:value-type="float">
            <text:p><text:s/>34,2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47.6" calcext:value-type="float">
            <text:p><text:s/>48 <text:s/></text:p>
          </table:table-cell>
          <table:table-cell table:style-name="ce46" office:value-type="float" office:value="41940.2666666667" calcext:value-type="float">
            <text:p><text:s/>41,94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1695.6" calcext:value-type="float">
            <text:p><text:s/>11,696 <text:s/></text:p>
          </table:table-cell>
          <table:table-cell table:style-name="ce42" office:value-type="float" office:value="196043.733333333" calcext:value-type="float">
            <text:p><text:s/>196,0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0772.5333333333" calcext:value-type="float">
            <text:p><text:s/>10,773 <text:s/></text:p>
          </table:table-cell>
          <table:table-cell table:style-name="ce42" office:value-type="float" office:value="22683.7333333333" calcext:value-type="float">
            <text:p><text:s/>22,6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923.066666666667" calcext:value-type="float">
            <text:p><text:s/>923 <text:s/></text:p>
          </table:table-cell>
          <table:table-cell table:style-name="ce42" office:value-type="float" office:value="173360" calcext:value-type="float">
            <text:p><text:s/>173,3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4.6666666666667" calcext:value-type="float">
            <text:p>( 75 <text:s/>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89.333333333333" calcext:value-type="float">
            <text:p>( 289 <text:s/>)</text:p>
          </table:table-cell>
          <table:table-cell table:number-columns-repeated="8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335.46666666667" calcext:value-type="float">
            <text:p><text:s/>6,335 <text:s/></text:p>
          </table:table-cell>
          <table:table-cell table:style-name="ce42" office:value-type="float" office:value="184363.733333333" calcext:value-type="float">
            <text:p><text:s/>184,3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960" calcext:value-type="float">
            <text:p><text:s/>13,96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213.2" calcext:value-type="float">
            <text:p><text:s/>6,213 <text:s/></text:p>
          </table:table-cell>
          <table:table-cell table:style-name="ce42" office:value-type="float" office:value="162997.333333333" calcext:value-type="float">
            <text:p><text:s/>162,9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960" calcext:value-type="float">
            <text:p><text:s/>13,96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22.266666666667" calcext:value-type="float">
            <text:p><text:s/>122 <text:s/></text:p>
          </table:table-cell>
          <table:table-cell table:style-name="ce42" office:value-type="float" office:value="21366.4" calcext:value-type="float">
            <text:p><text:s/>21,3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96" calcext:value-type="float">
            <text:p><text:s/>196 <text:s/></text:p>
          </table:table-cell>
          <table:table-cell table:style-name="ce42" office:value-type="float" office:value="44233.6" calcext:value-type="float">
            <text:p><text:s/>44,2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53.066666666667" calcext:value-type="float">
            <text:p><text:s/>153 <text:s/></text:p>
          </table:table-cell>
          <table:table-cell table:style-name="ce46" office:value-type="float" office:value="5314.13333333333" calcext:value-type="float">
            <text:p><text:s/>5,31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851.572852236" calcext:value-type="float">
            <text:p><text:s/>6,852 <text:s/></text:p>
          </table:table-cell>
          <table:table-cell table:style-name="ce42" office:value-type="float" office:value="50983.9866601387" calcext:value-type="float">
            <text:p><text:s/>50,9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402.93333333333" calcext:value-type="float">
            <text:p><text:s/>3,403 <text:s/></text:p>
          </table:table-cell>
          <table:table-cell table:style-name="ce42" office:value-type="float" office:value="17418.6666666667" calcext:value-type="float">
            <text:p><text:s/>17,4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39.066666666667" calcext:value-type="float">
            <text:p><text:s/>139 <text:s/></text:p>
          </table:table-cell>
          <table:table-cell table:style-name="ce42" office:value-type="float" office:value="8948.26666666667" calcext:value-type="float">
            <text:p><text:s/>8,9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466.666666676" calcext:value-type="float">
            <text:p><text:s/>467 <text:s/></text:p>
          </table:table-cell>
          <table:table-cell table:style-name="ce42" office:value-type="float" office:value="1.92" calcext:value-type="float">
            <text:p><text:s/>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2982" calcext:value-type="float">
            <text:p><text:s/>2,982 <text:s/></text:p>
          </table:table-cell>
          <table:table-cell table:style-name="ce42" office:value-type="float" office:value="53832.5333333333" calcext:value-type="float">
            <text:p><text:s/>53,8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3395.51392" calcext:value-type="float">
            <text:p><text:s/>53,39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404668.66933333" calcext:value-type="float">
            <text:p><text:s/>4,404,669 <text:s/></text:p>
          </table:table-cell>
          <table:table-cell table:style-name="ce42" office:value-type="float" office:value="103894.4" calcext:value-type="float">
            <text:p><text:s/>103,8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308133.06933333" calcext:value-type="float">
            <text:p><text:s/>4,308,13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0281.3333333333" calcext:value-type="float">
            <text:p><text:s/>20,28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76254.2666666667" calcext:value-type="float">
            <text:p><text:s/>76,254 <text:s/></text:p>
          </table:table-cell>
          <table:table-cell table:style-name="ce42" office:value-type="float" office:value="103894.4" calcext:value-type="float">
            <text:p><text:s/>103,8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12350.530666667" calcext:value-type="float">
            <text:p><text:s/>412,351 <text:s/></text:p>
          </table:table-cell>
          <table:table-cell table:style-name="ce42" office:value-type="float" office:value="32099.2" calcext:value-type="float">
            <text:p><text:s/>32,0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65499.5973333333" calcext:value-type="float">
            <text:p><text:s/>65,500 <text:s/></text:p>
          </table:table-cell>
          <table:table-cell table:style-name="ce42" office:value-type="float" office:value="2817.06666666667" calcext:value-type="float">
            <text:p><text:s/>2,8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46850.933333333" calcext:value-type="float">
            <text:p><text:s/>346,851 <text:s/></text:p>
          </table:table-cell>
          <table:table-cell table:style-name="ce43" office:value-type="float" office:value="29282.1333333333" calcext:value-type="float">
            <text:p><text:s/>29,28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64392.933333333" calcext:value-type="float">
            <text:p><text:s/>364,393 <text:s/></text:p>
          </table:table-cell>
          <table:table-cell table:style-name="ce42" office:value-type="float" office:value="339892.266666667" calcext:value-type="float">
            <text:p><text:s/>339,8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7228.1333333333" calcext:value-type="float">
            <text:p><text:s/>97,228 <text:s/></text:p>
          </table:table-cell>
          <table:table-cell table:style-name="ce42" office:value-type="float" office:value="257954.133333333" calcext:value-type="float">
            <text:p><text:s/>257,9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332.266666666667" calcext:value-type="float">
            <text:p><text:s/>332 <text:s/></text:p>
          </table:table-cell>
          <table:table-cell table:style-name="ce42" office:value-type="float" office:value="2089.6" calcext:value-type="float">
            <text:p><text:s/>2,0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1045.0666666667" calcext:value-type="float">
            <text:p><text:s/>11,045 <text:s/></text:p>
          </table:table-cell>
          <table:table-cell table:style-name="ce42" office:value-type="float" office:value="78.9333333333333" calcext:value-type="float">
            <text:p><text:s/>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966.53333333333" calcext:value-type="float">
            <text:p><text:s/>1,96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85.733333333333" calcext:value-type="float">
            <text:p><text:s/>186 <text:s/></text:p>
          </table:table-cell>
          <table:table-cell table:style-name="ce42" office:value-type="float" office:value="1605.33333333333" calcext:value-type="float">
            <text:p><text:s/>1,6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6144" calcext:value-type="float">
            <text:p><text:s/>186,144 <text:s/></text:p>
          </table:table-cell>
          <table:table-cell table:style-name="ce42" office:value-type="float" office:value="3803.73333333333" calcext:value-type="float">
            <text:p><text:s/>3,8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7491.2" calcext:value-type="float">
            <text:p><text:s/>67,491 <text:s/></text:p>
          </table:table-cell>
          <table:table-cell table:style-name="ce43" office:value-type="float" office:value="74360.5333333333" calcext:value-type="float">
            <text:p><text:s/>74,36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5" calcext:value-type="float">
            <text:p><text:s/>1,935 <text:s/></text:p>
          </table:table-cell>
          <table:table-cell table:style-name="ce42" office:value-type="float" office:value="626100.266666667" calcext:value-type="float">
            <text:p><text:s/>626,100 <text:s/></text:p>
          </table:table-cell>
          <table:table-cell table:style-name="ce42" office:value-type="float" office:value="441256.666666667" calcext:value-type="float">
            <text:p><text:s/>441,257 <text:s/></text:p>
          </table:table-cell>
          <table:table-cell table:style-name="ce42" office:value-type="float" office:value="1534087.13773541" calcext:value-type="float">
            <text:p><text:s/>1,534,087 <text:s/></text:p>
          </table:table-cell>
          <table:table-cell table:style-name="ce42" office:value-type="float" office:value="128189" calcext:value-type="float">
            <text:p><text:s/>128,189 <text:s/></text:p>
          </table:table-cell>
          <table:table-cell table:style-name="ce42" office:value-type="float" office:value="25428.2" calcext:value-type="float">
            <text:p><text:s/>25,428 <text:s/></text:p>
          </table:table-cell>
          <table:table-cell table:style-name="ce42" office:value-type="float" office:value="1001288.63333333" calcext:value-type="float">
            <text:p><text:s/>1,001,28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5" calcext:value-type="float">
            <text:p><text:s/>1,935 <text:s/></text:p>
          </table:table-cell>
          <table:table-cell table:style-name="ce42" office:value-type="float" office:value="626100.266666667" calcext:value-type="float">
            <text:p><text:s/>626,100 <text:s/></text:p>
          </table:table-cell>
          <table:table-cell table:style-name="ce42" office:value-type="float" office:value="441256.666666667" calcext:value-type="float">
            <text:p><text:s/>441,257 <text:s/></text:p>
          </table:table-cell>
          <table:table-cell table:style-name="ce42" office:value-type="float" office:value="1534087.13773541" calcext:value-type="float">
            <text:p><text:s/>1,534,087 <text:s/></text:p>
          </table:table-cell>
          <table:table-cell table:style-name="ce42" office:value-type="float" office:value="128189" calcext:value-type="float">
            <text:p><text:s/>128,189 <text:s/></text:p>
          </table:table-cell>
          <table:table-cell table:style-name="ce42" office:value-type="float" office:value="25428.2" calcext:value-type="float">
            <text:p><text:s/>25,428 <text:s/></text:p>
          </table:table-cell>
          <table:table-cell table:style-name="ce42" office:value-type="float" office:value="1001288.63333333" calcext:value-type="float">
            <text:p><text:s/>1,001,28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75010.089884219" calcext:value-type="float">
            <text:p><text:s/>475,010 <text:s/></text:p>
          </table:table-cell>
          <table:table-cell table:style-name="ce42" office:value-type="float" office:value="10389204.3786208" calcext:value-type="float">
            <text:p><text:s/>10,389,2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2900.099794" calcext:value-type="float">
            <text:p><text:s/>532,900 <text:s/></text:p>
          </table:table-cell>
          <table:table-cell table:style-name="ce42" office:value-type="float" office:value="83672.31266" calcext:value-type="float">
            <text:p><text:s/>83,672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69971.550319219" calcext:value-type="float">
            <text:p><text:s/>469,972 <text:s/></text:p>
          </table:table-cell>
          <table:table-cell table:style-name="ce42" office:value-type="float" office:value="9977952.79768078" calcext:value-type="float">
            <text:p><text:s/>9,977,9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35.786362" calcext:value-type="float">
            <text:p><text:s/>8,9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5038.539565" calcext:value-type="float">
            <text:p><text:s/>5,039 <text:s/></text:p>
          </table:table-cell>
          <table:table-cell table:style-name="ce42" office:value-type="float" office:value="402315.794578" calcext:value-type="float">
            <text:p><text:s/>402,3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2900.099794" calcext:value-type="float">
            <text:p><text:s/>532,900 <text:s/></text:p>
          </table:table-cell>
          <table:table-cell table:style-name="ce42" office:value-type="float" office:value="83672.31266" calcext:value-type="float">
            <text:p><text:s/>83,672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541.092834" calcext:value-type="float">
            <text:p><text:s/>1,541 <text:s/></text:p>
          </table:table-cell>
          <table:table-cell table:style-name="ce42" office:value-type="float" office:value="32812.200518" calcext:value-type="float">
            <text:p><text:s/>32,8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0159.615679" calcext:value-type="float">
            <text:p><text:s/>610,160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541.092834" calcext:value-type="float">
            <text:p><text:s/>1,541 <text:s/></text:p>
          </table:table-cell>
          <table:table-cell table:style-name="ce43" office:value-type="float" office:value="32812.200518" calcext:value-type="float">
            <text:p><text:s/>32,81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610159.615679" calcext:value-type="float">
            <text:p><text:s/>610,160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285752" calcext:value-type="float">
            <text:p><text:s/>285,75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685949.10387956" calcext:value-type="float">
            <text:p><text:s/>1,685,949 <text:s/></text:p>
          </table:table-cell>
          <table:table-cell table:style-name="ce41" office:value-type="float" office:value="200984.609990667" calcext:value-type="float">
            <text:p><text:s/>200,985 <text:s/></text:p>
          </table:table-cell>
          <table:table-cell table:style-name="ce41" office:value-type="float" office:value="182839.004666667" calcext:value-type="float">
            <text:p><text:s/>182,839 <text:s/></text:p>
          </table:table-cell>
          <table:table-cell table:style-name="ce41" office:value-type="float" office:value="10315.506" calcext:value-type="float">
            <text:p><text:s/>10,316 <text:s/></text:p>
          </table:table-cell>
          <table:table-cell table:style-name="ce41" office:value-type="float" office:value="7830.099324" calcext:value-type="float">
            <text:p><text:s/>7,830 <text:s/></text:p>
          </table:table-cell>
          <table:table-cell table:style-name="ce41" office:value-type="float" office:value="1484964.49388889" calcext:value-type="float">
            <text:p><text:s/>1,484,96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9744250.1857725" calcext:value-type="float">
            <text:p><text:s/>19,744,2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744250.1857725" calcext:value-type="float">
            <text:p><text:s/>19,744,250 <text:s/></text:p>
          </table:table-cell>
          <table:table-cell table:number-columns-repeated="2" table:style-name="ce42" office:value-type="float" office:value="94.604" calcext:value-type="float">
            <text:p><text:s/>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4.604" calcext:value-type="float">
            <text:p><text:s/>9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326.2002222222" calcext:value-type="float">
            <text:p><text:s/>10,3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26.2002222222" calcext:value-type="float">
            <text:p><text:s/>10,3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59822.9023265368" calcext:value-type="float">
            <text:p><text:s/>-59,823 <text:s/></text:p>
          </table:table-cell>
          <table:table-cell table:style-name="ce42" office:value-type="float" office:value="-42582.7573333333" calcext:value-type="float">
            <text:p><text:s/>-42,583 <text:s/></text:p>
          </table:table-cell>
          <table:table-cell table:style-name="ce42" office:value-type="float" office:value="-17240.1449932034" calcext:value-type="float">
            <text:p><text:s/>-17,240 <text:s/></text:p>
          </table:table-cell>
          <table:table-cell table:number-columns-repeated="2" table:style-name="ce42" office:value-type="float" office:value="-248.011388888889" calcext:value-type="float">
            <text:p><text:s/>-2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48.011388888889" calcext:value-type="float">
            <text:p><text:s/>-2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0089825.0880991" calcext:value-type="float">
            <text:p><text:s/>20,089,825 <text:s/></text:p>
          </table:table-cell>
          <table:table-cell table:style-name="ce43" office:value-type="float" office:value="328334.757333333" calcext:value-type="float">
            <text:p><text:s/>328,335 <text:s/></text:p>
          </table:table-cell>
          <table:table-cell table:style-name="ce43" office:value-type="float" office:value="19761490.3307657" calcext:value-type="float">
            <text:p><text:s/>19,761,490 <text:s/></text:p>
          </table:table-cell>
          <table:table-cell table:style-name="ce43" office:value-type="float" office:value="1675965.51904622" calcext:value-type="float">
            <text:p><text:s/>1,675,966 <text:s/></text:p>
          </table:table-cell>
          <table:table-cell table:style-name="ce43" office:value-type="float" office:value="191001.025157333" calcext:value-type="float">
            <text:p><text:s/>191,001 <text:s/></text:p>
          </table:table-cell>
          <table:table-cell table:style-name="ce43" office:value-type="float" office:value="182839.004666667" calcext:value-type="float">
            <text:p><text:s/>182,839 <text:s/></text:p>
          </table:table-cell>
          <table:table-cell table:style-name="ce43" office:value-type="float" office:value="331.921166666667" calcext:value-type="float">
            <text:p><text:s/>332 <text:s/></text:p>
          </table:table-cell>
          <table:table-cell table:style-name="ce43" office:value-type="float" office:value="7830.099324" calcext:value-type="float">
            <text:p><text:s/>7,830 <text:s/></text:p>
          </table:table-cell>
          <table:table-cell table:style-name="ce43" office:value-type="float" office:value="1484964.49388889" calcext:value-type="float">
            <text:p><text:s/>1,484,9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0917807.3307657" calcext:value-type="float">
            <text:p><text:s/>20,917,8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917807.3307657" calcext:value-type="float">
            <text:p><text:s/>20,917,807 <text:s/></text:p>
          </table:table-cell>
          <table:table-cell table:number-columns-repeated="2" table:style-name="ce42" office:value-type="float" office:value="489.912422222222" calcext:value-type="float">
            <text:p><text:s/>4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9.912422222222" calcext:value-type="float">
            <text:p><text:s/>49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016106.74788889" calcext:value-type="float">
            <text:p><text:s/>1,016,107 <text:s/></text:p>
          </table:table-cell>
          <table:table-cell table:style-name="ce43" office:value-type="float" office:value="701.3528888889" calcext:value-type="float">
            <text:p><text:s/>701 <text:s/></text:p>
          </table:table-cell>
          <table:table-cell table:style-name="ce43" office:value-type="float" office:value="1015405.395" calcext:value-type="float">
            <text:p><text:s/>1,015,405 <text:s/></text:p>
          </table:table-cell>
          <table:table-cell table:style-name="ce43" office:value-type="float" office:value="-212.707055555588" calcext:value-type="float">
            <text:p><text:s/>-213 <text:s/></text:p>
          </table:table-cell>
          <table:table-cell table:style-name="ce43" office:value-type="float" office:value="-212.707055555559" calcext:value-type="float">
            <text:p><text:s/>-213 <text:s/></text:p>
          </table:table-cell>
          <table:table-cell table:style-name="ce43" office:value-type="float" office:value="-0.0000000000034" calcext:value-type="float">
            <text:p><text:s/>-0 <text:s/></text:p>
          </table:table-cell>
          <table:table-cell table:style-name="ce43" office:value-type="float" office:value="-212.707055555555" calcext:value-type="float">
            <text:p><text:s/>-21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29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6220776.0519697" calcext:value-type="float">
            <text:p><text:s/>16,220,776 <text:s/></text:p>
          </table:table-cell>
          <table:table-cell table:style-name="ce42" office:value-type="float" office:value="1969.17253433778" calcext:value-type="float">
            <text:p><text:s/>1,969 <text:s/></text:p>
          </table:table-cell>
          <table:table-cell table:style-name="ce42" office:value-type="float" office:value="16218806.8794354" calcext:value-type="float">
            <text:p><text:s/>16,218,807 <text:s/></text:p>
          </table:table-cell>
          <table:table-cell table:style-name="ce42" office:value-type="float" office:value="1218707.85200758" calcext:value-type="float">
            <text:p><text:s/>1,218,708 <text:s/></text:p>
          </table:table-cell>
          <table:table-cell table:style-name="ce42" office:value-type="float" office:value="34847.478204333" calcext:value-type="float">
            <text:p><text:s/>34,847 <text:s/></text:p>
          </table:table-cell>
          <table:table-cell table:style-name="ce42" office:value-type="float" office:value="28651.9636262786" calcext:value-type="float">
            <text:p><text:s/>28,6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95.51457805439" calcext:value-type="float">
            <text:p><text:s/>6,196 <text:s/></text:p>
          </table:table-cell>
          <table:table-cell table:style-name="ce42" office:value-type="float" office:value="1183860.37380325" calcext:value-type="float">
            <text:p><text:s/>1,183,8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14055" calcext:value-type="float">
            <text:p><text:s/>14,0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55" calcext:value-type="float">
            <text:p><text:s/>14,0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6136329" calcext:value-type="float">
            <text:p><text:s/>16,136,3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136329" calcext:value-type="float">
            <text:p><text:s/>16,136,3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39.357426" calcext:value-type="float">
            <text:p><text:s/>2,4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9.357426" calcext:value-type="float">
            <text:p><text:s/>2,4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570.6416666667" calcext:value-type="float">
            <text:p><text:s/>33,5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570.6416666667" calcext:value-type="float">
            <text:p><text:s/>33,57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0392.0519697078" calcext:value-type="float">
            <text:p><text:s/>70,392 <text:s/></text:p>
          </table:table-cell>
          <table:table-cell table:style-name="ce43" office:value-type="float" office:value="1969.17253433778" calcext:value-type="float">
            <text:p><text:s/>1,969 <text:s/></text:p>
          </table:table-cell>
          <table:table-cell table:style-name="ce43" office:value-type="float" office:value="68422.87943537" calcext:value-type="float">
            <text:p><text:s/>68,423 <text:s/></text:p>
          </table:table-cell>
          <table:table-cell table:style-name="ce43" office:value-type="float" office:value="1182697.85291491" calcext:value-type="float">
            <text:p><text:s/>1,182,698 <text:s/></text:p>
          </table:table-cell>
          <table:table-cell table:style-name="ce43" office:value-type="float" office:value="32408.120778333" calcext:value-type="float">
            <text:p><text:s/>32,408 <text:s/></text:p>
          </table:table-cell>
          <table:table-cell table:style-name="ce43" office:value-type="float" office:value="28651.9636262786" calcext:value-type="float">
            <text:p><text:s/>28,65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756.15715205439" calcext:value-type="float">
            <text:p><text:s/>3,756 <text:s/></text:p>
          </table:table-cell>
          <table:table-cell table:style-name="ce43" office:value-type="float" office:value="1150289.73213658" calcext:value-type="float">
            <text:p><text:s/>1,150,2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2017873" calcext:value-type="float">
            <text:p><text:s/>22,017,873 <text:s/></text:p>
          </table:table-cell>
          <table:table-cell table:style-name="ce42" office:value-type="float" office:value="1156317" calcext:value-type="float">
            <text:p><text:s/>1,156,317 <text:s/></text:p>
          </table:table-cell>
          <table:table-cell table:style-name="ce42" office:value-type="float" office:value="20861556" calcext:value-type="float">
            <text:p><text:s/>20,861,5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2017873" calcext:value-type="float">
            <text:p><text:s/>22,017,873 <text:s/></text:p>
          </table:table-cell>
          <table:table-cell table:style-name="ce43" office:value-type="float" office:value="1156317" calcext:value-type="float">
            <text:p><text:s/>1,156,317 <text:s/></text:p>
          </table:table-cell>
          <table:table-cell table:style-name="ce43" office:value-type="float" office:value="20861556" calcext:value-type="float">
            <text:p><text:s/>20,861,556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43018.019086949" calcext:value-type="float">
            <text:p><text:s/>243,018 <text:s/></text:p>
          </table:table-cell>
          <table:table-cell table:style-name="ce42" office:value-type="float" office:value="1272.66488888889" calcext:value-type="float">
            <text:p><text:s/>1,273 <text:s/></text:p>
          </table:table-cell>
          <table:table-cell table:style-name="ce42" office:value-type="float" office:value="241745.35419806" calcext:value-type="float">
            <text:p><text:s/>241,745 <text:s/></text:p>
          </table:table-cell>
          <table:table-cell table:number-columns-repeated="2" table:style-name="ce42" office:value-type="float" office:value="54.7158" calcext:value-type="float">
            <text:p><text:s/>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.7158" calcext:value-type="float">
            <text:p><text:s/>5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32820.798642504" calcext:value-type="float">
            <text:p><text:s/>232,821 <text:s/></text:p>
          </table:table-cell>
          <table:table-cell table:style-name="ce42" office:value-type="float" office:value="1148.44444444444" calcext:value-type="float">
            <text:p><text:s/>1,148 <text:s/></text:p>
          </table:table-cell>
          <table:table-cell table:style-name="ce42" office:value-type="float" office:value="231672.35419806" calcext:value-type="float">
            <text:p><text:s/>231,672 <text:s/></text:p>
          </table:table-cell>
          <table:table-cell table:number-columns-repeated="2" table:style-name="ce42" office:value-type="float" office:value="54.7158" calcext:value-type="float">
            <text:p><text:s/>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.7158" calcext:value-type="float">
            <text:p><text:s/>5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0197.2204444444" calcext:value-type="float">
            <text:p><text:s/>10,197 <text:s/></text:p>
          </table:table-cell>
          <table:table-cell table:style-name="ce42" office:value-type="float" office:value="124.220444444445" calcext:value-type="float">
            <text:p><text:s/>124 <text:s/></text:p>
          </table:table-cell>
          <table:table-cell table:style-name="ce42" office:value-type="float" office:value="10073" calcext:value-type="float">
            <text:p><text:s/>10,0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709989.93838779" calcext:value-type="float">
            <text:p><text:s/>3,709,990 <text:s/></text:p>
          </table:table-cell>
          <table:table-cell table:style-name="ce44" office:value-type="float" office:value="1480708.56702122" calcext:value-type="float">
            <text:p><text:s/>1,480,709 <text:s/></text:p>
          </table:table-cell>
          <table:table-cell table:style-name="ce44" office:value-type="float" office:value="2229281.37136657" calcext:value-type="float">
            <text:p><text:s/>2,229,281 <text:s/></text:p>
          </table:table-cell>
          <table:table-cell table:style-name="ce44" office:value-type="float" office:value="456925.745871975" calcext:value-type="float">
            <text:p><text:s/>456,926 <text:s/></text:p>
          </table:table-cell>
          <table:table-cell table:style-name="ce44" office:value-type="float" office:value="155821.625786334" calcext:value-type="float">
            <text:p><text:s/>155,822 <text:s/></text:p>
          </table:table-cell>
          <table:table-cell table:style-name="ce44" office:value-type="float" office:value="154187.041040388" calcext:value-type="float">
            <text:p><text:s/>154,18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634.58474594561" calcext:value-type="float">
            <text:p><text:s/>1,635 <text:s/></text:p>
          </table:table-cell>
          <table:table-cell table:style-name="ce44" office:value-type="float" office:value="301104.120085641" calcext:value-type="float">
            <text:p><text:s/>301,10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709989.93838779" calcext:value-type="float">
            <text:p><text:s/>3,709,990 <text:s/></text:p>
          </table:table-cell>
          <table:table-cell table:style-name="ce44" office:value-type="float" office:value="1480708.56702122" calcext:value-type="float">
            <text:p><text:s/>1,480,709 <text:s/></text:p>
          </table:table-cell>
          <table:table-cell table:style-name="ce44" office:value-type="float" office:value="2229281.37136657" calcext:value-type="float">
            <text:p><text:s/>2,229,281 <text:s/></text:p>
          </table:table-cell>
          <table:table-cell table:style-name="ce44" office:value-type="float" office:value="456925.745871975" calcext:value-type="float">
            <text:p><text:s/>456,926 <text:s/></text:p>
          </table:table-cell>
          <table:table-cell table:style-name="ce44" office:value-type="float" office:value="155821.625786334" calcext:value-type="float">
            <text:p><text:s/>155,822 <text:s/></text:p>
          </table:table-cell>
          <table:table-cell table:style-name="ce44" office:value-type="float" office:value="154187.041040388" calcext:value-type="float">
            <text:p><text:s/>154,18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634.58474594561" calcext:value-type="float">
            <text:p><text:s/>1,635 <text:s/></text:p>
          </table:table-cell>
          <table:table-cell table:style-name="ce44" office:value-type="float" office:value="301104.120085641" calcext:value-type="float">
            <text:p><text:s/>301,1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505543.85661001" calcext:value-type="float">
            <text:p><text:s/>2,505,544 <text:s/></text:p>
          </table:table-cell>
          <table:table-cell table:style-name="ce42" office:value-type="float" office:value="466794.08524344" calcext:value-type="float">
            <text:p><text:s/>466,794 <text:s/></text:p>
          </table:table-cell>
          <table:table-cell table:style-name="ce42" office:value-type="float" office:value="2038749.77136657" calcext:value-type="float">
            <text:p><text:s/>2,038,750 <text:s/></text:p>
          </table:table-cell>
          <table:table-cell table:style-name="ce42" office:value-type="float" office:value="456925.745871975" calcext:value-type="float">
            <text:p><text:s/>456,926 <text:s/></text:p>
          </table:table-cell>
          <table:table-cell table:style-name="ce42" office:value-type="float" office:value="155821.625786334" calcext:value-type="float">
            <text:p><text:s/>155,822 <text:s/></text:p>
          </table:table-cell>
          <table:table-cell table:style-name="ce42" office:value-type="float" office:value="154187.041040388" calcext:value-type="float">
            <text:p><text:s/>154,1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4.58474594561" calcext:value-type="float">
            <text:p><text:s/>1,635 <text:s/></text:p>
          </table:table-cell>
          <table:table-cell table:style-name="ce42" office:value-type="float" office:value="301104.120085641" calcext:value-type="float">
            <text:p><text:s/>301,1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41.7777777777778" calcext:value-type="float">
            <text:p><text:s/>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93233.1984656622" calcext:value-type="float">
            <text:p><text:s/>93,233 <text:s/></text:p>
          </table:table-cell>
          <table:table-cell table:style-name="ce42" office:value-type="float" office:value="35441.5234656622" calcext:value-type="float">
            <text:p><text:s/>35,442 <text:s/></text:p>
          </table:table-cell>
          <table:table-cell table:style-name="ce42" office:value-type="float" office:value="57791.675" calcext:value-type="float">
            <text:p><text:s/>57,792 <text:s/></text:p>
          </table:table-cell>
          <table:table-cell table:number-columns-repeated="3" table:style-name="ce42" office:value-type="float" office:value="20175.9931285917" calcext:value-type="float">
            <text:p><text:s/>20,1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95951.2213333333" calcext:value-type="float">
            <text:p><text:s/>95,951 <text:s/></text:p>
          </table:table-cell>
          <table:table-cell table:style-name="ce42" office:value-type="float" office:value="16705.9333333333" calcext:value-type="float">
            <text:p><text:s/>16,706 <text:s/></text:p>
          </table:table-cell>
          <table:table-cell table:style-name="ce42" office:value-type="float" office:value="79245.288" calcext:value-type="float">
            <text:p><text:s/>79,2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199.94655555556" calcext:value-type="float">
            <text:p><text:s/>1,200 <text:s/></text:p>
          </table:table-cell>
          <table:table-cell table:style-name="ce42" office:value-type="float" office:value="1198.18755555556" calcext:value-type="float">
            <text:p><text:s/>1,198 <text:s/></text:p>
          </table:table-cell>
          <table:table-cell table:style-name="ce42" office:value-type="float" office:value="1.759" calcext:value-type="float">
            <text:p><text:s/>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4373.16922222222" calcext:value-type="float">
            <text:p><text:s/>4,373 <text:s/></text:p>
          </table:table-cell>
          <table:table-cell table:style-name="ce42" office:value-type="float" office:value="1945.44622222222" calcext:value-type="float">
            <text:p><text:s/>1,945 <text:s/></text:p>
          </table:table-cell>
          <table:table-cell table:style-name="ce42" office:value-type="float" office:value="2427.723" calcext:value-type="float">
            <text:p><text:s/>2,4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3988.9196666667" calcext:value-type="float">
            <text:p><text:s/>33,989 <text:s/></text:p>
          </table:table-cell>
          <table:table-cell table:style-name="ce42" office:value-type="float" office:value="9420.01066666667" calcext:value-type="float">
            <text:p><text:s/>9,420 <text:s/></text:p>
          </table:table-cell>
          <table:table-cell table:style-name="ce42" office:value-type="float" office:value="24568.909" calcext:value-type="float">
            <text:p><text:s/>24,569 <text:s/></text:p>
          </table:table-cell>
          <table:table-cell table:style-name="ce42" office:value-type="float" office:value="149735.36789026" calcext:value-type="float">
            <text:p><text:s/>149,735 <text:s/></text:p>
          </table:table-cell>
          <table:table-cell table:number-columns-repeated="2" table:style-name="ce42" office:value-type="float" office:value="134011.047911796" calcext:value-type="float">
            <text:p><text:s/>134,0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24.319978464" calcext:value-type="float">
            <text:p><text:s/>15,7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942.00888888889" calcext:value-type="float">
            <text:p><text:s/>4,942 <text:s/></text:p>
          </table:table-cell>
          <table:table-cell table:style-name="ce42" office:value-type="float" office:value="1163.89688888889" calcext:value-type="float">
            <text:p><text:s/>1,164 <text:s/></text:p>
          </table:table-cell>
          <table:table-cell table:style-name="ce42" office:value-type="float" office:value="3778.112" calcext:value-type="float">
            <text:p><text:s/>3,7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91547.64580049" calcext:value-type="float">
            <text:p><text:s/>591,548 <text:s/></text:p>
          </table:table-cell>
          <table:table-cell table:style-name="ce42" office:value-type="float" office:value="40030.96" calcext:value-type="float">
            <text:p><text:s/>40,031 <text:s/></text:p>
          </table:table-cell>
          <table:table-cell table:style-name="ce42" office:value-type="float" office:value="551516.68580049" calcext:value-type="float">
            <text:p><text:s/>551,517 <text:s/></text:p>
          </table:table-cell>
          <table:table-cell table:style-name="ce42" office:value-type="float" office:value="776.794852966996" calcext:value-type="float">
            <text:p><text:s/>777 <text:s/></text:p>
          </table:table-cell>
          <table:table-cell table:style-name="ce42" office:value-type="float" office:value="695.79474594561" calcext:value-type="float">
            <text:p><text:s/>69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5.79474594561" calcext:value-type="float">
            <text:p><text:s/>696 <text:s/></text:p>
          </table:table-cell>
          <table:table-cell table:style-name="ce42" office:value-type="float" office:value="81.0001070213856" calcext:value-type="float">
            <text:p><text:s/>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69263.799369453" calcext:value-type="float">
            <text:p><text:s/>469,264 <text:s/></text:p>
          </table:table-cell>
          <table:table-cell table:style-name="ce42" office:value-type="float" office:value="10475.8213333333" calcext:value-type="float">
            <text:p><text:s/>10,476 <text:s/></text:p>
          </table:table-cell>
          <table:table-cell table:style-name="ce42" office:value-type="float" office:value="458787.97803612" calcext:value-type="float">
            <text:p><text:s/>458,788 <text:s/></text:p>
          </table:table-cell>
          <table:table-cell table:number-columns-repeated="2" table:style-name="ce42" office:value-type="float" office:value="695.79474594561" calcext:value-type="float">
            <text:p><text:s/>69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5.79474594561" calcext:value-type="float">
            <text:p><text:s/>6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20390.053777778" calcext:value-type="float">
            <text:p>( 220,390 <text:s/>)</text:p>
          </table:table-cell>
          <table:table-cell table:style-name="ce45" office:value-type="float" office:value="8344.26577777778" calcext:value-type="float">
            <text:p>( 8,344 <text:s/>)</text:p>
          </table:table-cell>
          <table:table-cell table:style-name="ce45" office:value-type="float" office:value="212045.788" calcext:value-type="float">
            <text:p>( 212,04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48873.745591676" calcext:value-type="float">
            <text:p>( 248,874 <text:s/>)</text:p>
          </table:table-cell>
          <table:table-cell table:style-name="ce45" office:value-type="float" office:value="2131.55555555556" calcext:value-type="float">
            <text:p>( 2,132 <text:s/>)</text:p>
          </table:table-cell>
          <table:table-cell table:style-name="ce45" office:value-type="float" office:value="246742.19003612" calcext:value-type="float">
            <text:p>( 246,742 <text:s/>)</text:p>
          </table:table-cell>
          <table:table-cell table:number-columns-repeated="2" table:style-name="ce45" office:value-type="float" office:value="695.79474594561" calcext:value-type="float">
            <text:p>( 696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95.79474594561" calcext:value-type="float">
            <text:p>( 696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0651.6666666667" calcext:value-type="float">
            <text:p><text:s/>30,652 <text:s/></text:p>
          </table:table-cell>
          <table:table-cell table:style-name="ce42" office:value-type="float" office:value="26218.6666666667" calcext:value-type="float">
            <text:p><text:s/>26,219 <text:s/></text:p>
          </table:table-cell>
          <table:table-cell table:style-name="ce42" office:value-type="float" office:value="4433" calcext:value-type="float">
            <text:p><text:s/>4,4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91632.17976437" calcext:value-type="float">
            <text:p><text:s/>91,632 <text:s/></text:p>
          </table:table-cell>
          <table:table-cell table:style-name="ce42" office:value-type="float" office:value="3336.472" calcext:value-type="float">
            <text:p><text:s/>3,336 <text:s/></text:p>
          </table:table-cell>
          <table:table-cell table:style-name="ce42" office:value-type="float" office:value="88295.70776437" calcext:value-type="float">
            <text:p><text:s/>88,296 <text:s/></text:p>
          </table:table-cell>
          <table:table-cell table:style-name="ce42" office:value-type="float" office:value="81.0001070213856" calcext:value-type="float">
            <text:p><text:s/>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1.0001070213856" calcext:value-type="float">
            <text:p><text:s/>8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60583.4373333333" calcext:value-type="float">
            <text:p><text:s/>60,583 <text:s/></text:p>
          </table:table-cell>
          <table:table-cell table:style-name="ce42" office:value-type="float" office:value="13521.8373333333" calcext:value-type="float">
            <text:p><text:s/>13,522 <text:s/></text:p>
          </table:table-cell>
          <table:table-cell table:style-name="ce42" office:value-type="float" office:value="47061.6" calcext:value-type="float">
            <text:p><text:s/>47,0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9744.898" calcext:value-type="float">
            <text:p><text:s/>59,745 <text:s/></text:p>
          </table:table-cell>
          <table:table-cell table:style-name="ce42" office:value-type="float" office:value="2150.48" calcext:value-type="float">
            <text:p><text:s/>2,150 <text:s/></text:p>
          </table:table-cell>
          <table:table-cell table:style-name="ce42" office:value-type="float" office:value="57594.418" calcext:value-type="float">
            <text:p><text:s/>57,5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84023.576" calcext:value-type="float">
            <text:p><text:s/>184,024 <text:s/></text:p>
          </table:table-cell>
          <table:table-cell table:style-name="ce46" office:value-type="float" office:value="14170.952" calcext:value-type="float">
            <text:p><text:s/>14,171 <text:s/></text:p>
          </table:table-cell>
          <table:table-cell table:style-name="ce46" office:value-type="float" office:value="169852.624" calcext:value-type="float">
            <text:p><text:s/>169,85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29953.767777778" calcext:value-type="float">
            <text:p><text:s/>229,954 <text:s/></text:p>
          </table:table-cell>
          <table:table-cell table:style-name="ce42" office:value-type="float" office:value="153416.577777778" calcext:value-type="float">
            <text:p><text:s/>153,417 <text:s/></text:p>
          </table:table-cell>
          <table:table-cell table:style-name="ce42" office:value-type="float" office:value="76537.19" calcext:value-type="float">
            <text:p><text:s/>76,5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8962.8413333333" calcext:value-type="float">
            <text:p><text:s/>18,963 <text:s/></text:p>
          </table:table-cell>
          <table:table-cell table:style-name="ce42" office:value-type="float" office:value="1574.69333333333" calcext:value-type="float">
            <text:p><text:s/>1,575 <text:s/></text:p>
          </table:table-cell>
          <table:table-cell table:style-name="ce42" office:value-type="float" office:value="17388.148" calcext:value-type="float">
            <text:p><text:s/>17,3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10990.926444444" calcext:value-type="float">
            <text:p><text:s/>210,991 <text:s/></text:p>
          </table:table-cell>
          <table:table-cell table:style-name="ce42" office:value-type="float" office:value="151841.884444444" calcext:value-type="float">
            <text:p><text:s/>151,842 <text:s/></text:p>
          </table:table-cell>
          <table:table-cell table:style-name="ce42" office:value-type="float" office:value="59149.042" calcext:value-type="float">
            <text:p><text:s/>59,1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5135.929" calcext:value-type="float">
            <text:p>( 75,136 <text:s/>)</text:p>
          </table:table-cell>
          <table:table-cell table:style-name="ce45" office:value-type="float" office:value="66413.272" calcext:value-type="float">
            <text:p>( 66,413 <text:s/>)</text:p>
          </table:table-cell>
          <table:table-cell table:style-name="ce45" office:value-type="float" office:value="8722.657" calcext:value-type="float">
            <text:p>( 8,72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4422.5147777778" calcext:value-type="float">
            <text:p>( 54,423 <text:s/>)</text:p>
          </table:table-cell>
          <table:table-cell table:style-name="ce47" office:value-type="float" office:value="30809.7777777778" calcext:value-type="float">
            <text:p>( 30,810 <text:s/>)</text:p>
          </table:table-cell>
          <table:table-cell table:style-name="ce47" office:value-type="float" office:value="23612.737" calcext:value-type="float">
            <text:p>( 23,613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07759.669343858" calcext:value-type="float">
            <text:p><text:s/>507,760 <text:s/></text:p>
          </table:table-cell>
          <table:table-cell table:style-name="ce42" office:value-type="float" office:value="22940.7297777778" calcext:value-type="float">
            <text:p><text:s/>22,941 <text:s/></text:p>
          </table:table-cell>
          <table:table-cell table:style-name="ce42" office:value-type="float" office:value="484818.93956608" calcext:value-type="float">
            <text:p><text:s/>484,8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27686.646121636" calcext:value-type="float">
            <text:p><text:s/>427,687 <text:s/></text:p>
          </table:table-cell>
          <table:table-cell table:style-name="ce42" office:value-type="float" office:value="17278.5075555556" calcext:value-type="float">
            <text:p><text:s/>17,279 <text:s/></text:p>
          </table:table-cell>
          <table:table-cell table:style-name="ce42" office:value-type="float" office:value="410408.13856608" calcext:value-type="float">
            <text:p><text:s/>410,4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80073.0232222222" calcext:value-type="float">
            <text:p><text:s/>80,073 <text:s/></text:p>
          </table:table-cell>
          <table:table-cell table:style-name="ce42" office:value-type="float" office:value="5662.22222222222" calcext:value-type="float">
            <text:p><text:s/>5,662 <text:s/></text:p>
          </table:table-cell>
          <table:table-cell table:style-name="ce42" office:value-type="float" office:value="74410.801" calcext:value-type="float">
            <text:p><text:s/>74,4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55930.112" calcext:value-type="float">
            <text:p>( 55,930 <text:s/>)</text:p>
          </table:table-cell>
          <table:table-cell table:style-name="ce45" office:value-type="float" office:value="928" calcext:value-type="float">
            <text:p>( 928 <text:s/>)</text:p>
          </table:table-cell>
          <table:table-cell table:style-name="ce45" office:value-type="float" office:value="55002.112" calcext:value-type="float">
            <text:p>( 55,00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55821.668666667" calcext:value-type="float">
            <text:p><text:s/>155,822 <text:s/></text:p>
          </table:table-cell>
          <table:table-cell table:style-name="ce42" office:value-type="float" office:value="21783.5306666667" calcext:value-type="float">
            <text:p><text:s/>21,784 <text:s/></text:p>
          </table:table-cell>
          <table:table-cell table:style-name="ce42" office:value-type="float" office:value="134038.138" calcext:value-type="float">
            <text:p><text:s/>134,0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8687.92433333334" calcext:value-type="float">
            <text:p><text:s/>8,688 <text:s/></text:p>
          </table:table-cell>
          <table:table-cell table:style-name="ce46" office:value-type="float" office:value="6312.15733333333" calcext:value-type="float">
            <text:p><text:s/>6,312 <text:s/></text:p>
          </table:table-cell>
          <table:table-cell table:style-name="ce46" office:value-type="float" office:value="2375.767" calcext:value-type="float">
            <text:p><text:s/>2,37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69832.037222222" calcext:value-type="float">
            <text:p><text:s/>269,832 <text:s/></text:p>
          </table:table-cell>
          <table:table-cell table:style-name="ce42" office:value-type="float" office:value="99160.4222222222" calcext:value-type="float">
            <text:p><text:s/>99,160 <text:s/></text:p>
          </table:table-cell>
          <table:table-cell table:style-name="ce42" office:value-type="float" office:value="170671.615" calcext:value-type="float">
            <text:p><text:s/>170,6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90428.105" calcext:value-type="float">
            <text:p><text:s/>90,428 <text:s/></text:p>
          </table:table-cell>
          <table:table-cell table:style-name="ce42" office:value-type="float" office:value="17973.416" calcext:value-type="float">
            <text:p><text:s/>17,973 <text:s/></text:p>
          </table:table-cell>
          <table:table-cell table:style-name="ce42" office:value-type="float" office:value="72454.689" calcext:value-type="float">
            <text:p><text:s/>72,4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6438.0576666667" calcext:value-type="float">
            <text:p><text:s/>36,438 <text:s/></text:p>
          </table:table-cell>
          <table:table-cell table:style-name="ce42" office:value-type="float" office:value="20508.3946666667" calcext:value-type="float">
            <text:p><text:s/>20,508 <text:s/></text:p>
          </table:table-cell>
          <table:table-cell table:style-name="ce42" office:value-type="float" office:value="15929.663" calcext:value-type="float">
            <text:p><text:s/>15,9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19990.235888889" calcext:value-type="float">
            <text:p><text:s/>119,990 <text:s/></text:p>
          </table:table-cell>
          <table:table-cell table:style-name="ce42" office:value-type="float" office:value="4072.88888888889" calcext:value-type="float">
            <text:p><text:s/>4,073 <text:s/></text:p>
          </table:table-cell>
          <table:table-cell table:style-name="ce42" office:value-type="float" office:value="115917.347" calcext:value-type="float">
            <text:p><text:s/>115,9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6237.590000156" calcext:value-type="float">
            <text:p><text:s/>286,238 <text:s/></text:p>
          </table:table-cell>
          <table:table-cell table:style-name="ce42" office:value-type="float" office:value="938.79" calcext:value-type="float">
            <text:p><text:s/>9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8.79" calcext:value-type="float">
            <text:p><text:s/>939 <text:s/></text:p>
          </table:table-cell>
          <table:table-cell table:style-name="ce42" office:value-type="float" office:value="285298.800000156" calcext:value-type="float">
            <text:p><text:s/>285,2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47430.6966666667" calcext:value-type="float">
            <text:p><text:s/>47,431 <text:s/></text:p>
          </table:table-cell>
          <table:table-cell table:style-name="ce43" office:value-type="float" office:value="2808.37866666667" calcext:value-type="float">
            <text:p><text:s/>2,808 <text:s/></text:p>
          </table:table-cell>
          <table:table-cell table:style-name="ce43" office:value-type="float" office:value="44622.318" calcext:value-type="float">
            <text:p><text:s/>44,62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785.045" calcext:value-type="float">
            <text:p><text:s/>3,7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85.045" calcext:value-type="float">
            <text:p><text:s/>3,7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3785.045" calcext:value-type="float">
            <text:p><text:s/>3,7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85.045" calcext:value-type="float">
            <text:p><text:s/>3,7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74688.356222222" calcext:value-type="float">
            <text:p><text:s/>474,688 <text:s/></text:p>
          </table:table-cell>
          <table:table-cell table:style-name="ce42" office:value-type="float" office:value="342784.638222222" calcext:value-type="float">
            <text:p><text:s/>342,785 <text:s/></text:p>
          </table:table-cell>
          <table:table-cell table:style-name="ce42" office:value-type="float" office:value="131903.718" calcext:value-type="float">
            <text:p><text:s/>131,9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413782.137111111" calcext:value-type="float">
            <text:p><text:s/>413,782 <text:s/></text:p>
          </table:table-cell>
          <table:table-cell table:style-name="ce42" office:value-type="float" office:value="292878.255111111" calcext:value-type="float">
            <text:p><text:s/>292,878 <text:s/></text:p>
          </table:table-cell>
          <table:table-cell table:style-name="ce42" office:value-type="float" office:value="120903.882" calcext:value-type="float">
            <text:p><text:s/>120,9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817.318222222222" calcext:value-type="float">
            <text:p><text:s/>8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50.344333333333" calcext:value-type="float">
            <text:p><text:s/>350 <text:s/></text:p>
          </table:table-cell>
          <table:table-cell table:style-name="ce42" office:value-type="float" office:value="334.709333333333" calcext:value-type="float">
            <text:p><text:s/>335 <text:s/></text:p>
          </table:table-cell>
          <table:table-cell table:style-name="ce42" office:value-type="float" office:value="15.635" calcext:value-type="float">
            <text:p><text:s/>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35890.6556666667" calcext:value-type="float">
            <text:p><text:s/>35,891 <text:s/></text:p>
          </table:table-cell>
          <table:table-cell table:style-name="ce42" office:value-type="float" office:value="28886.2986666667" calcext:value-type="float">
            <text:p><text:s/>28,886 <text:s/></text:p>
          </table:table-cell>
          <table:table-cell table:style-name="ce42" office:value-type="float" office:value="7004.357" calcext:value-type="float">
            <text:p><text:s/>7,0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624.9328888889" calcext:value-type="float">
            <text:p><text:s/>17,625 <text:s/></text:p>
          </table:table-cell>
          <table:table-cell table:style-name="ce42" office:value-type="float" office:value="14417.0888888889" calcext:value-type="float">
            <text:p><text:s/>14,417 <text:s/></text:p>
          </table:table-cell>
          <table:table-cell table:style-name="ce42" office:value-type="float" office:value="3207.844" calcext:value-type="float">
            <text:p><text:s/>3,2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222.968" calcext:value-type="float">
            <text:p><text:s/>6,223 <text:s/></text:p>
          </table:table-cell>
          <table:table-cell table:style-name="ce43" office:value-type="float" office:value="5450.968" calcext:value-type="float">
            <text:p><text:s/>5,451 <text:s/></text:p>
          </table:table-cell>
          <table:table-cell table:style-name="ce43" office:value-type="float" office:value="772" calcext:value-type="float">
            <text:p><text:s/>77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25972.680555556" calcext:value-type="float">
            <text:p><text:s/>725,973 <text:s/></text:p>
          </table:table-cell>
          <table:table-cell table:style-name="ce44" office:value-type="float" office:value="671129.843555556" calcext:value-type="float">
            <text:p><text:s/>671,130 <text:s/></text:p>
          </table:table-cell>
          <table:table-cell table:style-name="ce44" office:value-type="float" office:value="54842.837" calcext:value-type="float">
            <text:p><text:s/>54,84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83300406.512674" calcext:value-type="float">
            <text:p><text:s/>83,300,407 <text:s/></text:p>
          </table:table-cell>
          <table:table-cell table:style-name="ce42" office:value-type="float" office:value="19281" calcext:value-type="float">
            <text:p><text:s/>19,281 <text:s/></text:p>
          </table:table-cell>
          <table:table-cell table:style-name="ce42" office:value-type="float" office:value="83281125.512674" calcext:value-type="float">
            <text:p><text:s/>83,281,126 <text:s/></text:p>
          </table:table-cell>
          <table:table-cell table:style-name="ce42" office:value-type="float" office:value="3601972.419861" calcext:value-type="float">
            <text:p><text:s/>3,601,972 <text:s/></text:p>
          </table:table-cell>
          <table:table-cell table:style-name="ce42" office:value-type="float" office:value="205419.002208" calcext:value-type="float">
            <text:p><text:s/>205,419 <text:s/></text:p>
          </table:table-cell>
          <table:table-cell table:style-name="ce42" office:value-type="float" office:value="185762.892843" calcext:value-type="float">
            <text:p><text:s/>185,7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656.109365" calcext:value-type="float">
            <text:p><text:s/>19,656 <text:s/></text:p>
          </table:table-cell>
          <table:table-cell table:style-name="ce42" office:value-type="float" office:value="3396553.417653" calcext:value-type="float">
            <text:p><text:s/>3,396,5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2916230.406" calcext:value-type="float">
            <text:p><text:s/>82,916,2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916230.406" calcext:value-type="float">
            <text:p><text:s/>82,916,2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80.204" calcext:value-type="float">
            <text:p><text:s/>4,8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80.204" calcext:value-type="float">
            <text:p><text:s/>4,8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451.213339" calcext:value-type="float">
            <text:p><text:s/>92,4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451.213339" calcext:value-type="float">
            <text:p><text:s/>92,4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84176.106674" calcext:value-type="float">
            <text:p><text:s/>384,176 <text:s/></text:p>
          </table:table-cell>
          <table:table-cell table:style-name="ce42" office:value-type="float" office:value="19281" calcext:value-type="float">
            <text:p><text:s/>19,281 <text:s/></text:p>
          </table:table-cell>
          <table:table-cell table:style-name="ce42" office:value-type="float" office:value="364895.106674" calcext:value-type="float">
            <text:p><text:s/>364,895 <text:s/></text:p>
          </table:table-cell>
          <table:table-cell table:style-name="ce42" office:value-type="float" office:value="3504641.002522" calcext:value-type="float">
            <text:p><text:s/>3,504,641 <text:s/></text:p>
          </table:table-cell>
          <table:table-cell table:style-name="ce42" office:value-type="float" office:value="200538.798208" calcext:value-type="float">
            <text:p><text:s/>200,539 <text:s/></text:p>
          </table:table-cell>
          <table:table-cell table:style-name="ce42" office:value-type="float" office:value="185762.892843" calcext:value-type="float">
            <text:p><text:s/>185,7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75.905365" calcext:value-type="float">
            <text:p><text:s/>14,776 <text:s/></text:p>
          </table:table-cell>
          <table:table-cell table:style-name="ce42" office:value-type="float" office:value="3304102.204314" calcext:value-type="float">
            <text:p><text:s/>3,304,1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017.599117" calcext:value-type="float">
            <text:p><text:s/>104,0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017.599117" calcext:value-type="float">
            <text:p><text:s/>104,01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4017.599117" calcext:value-type="float">
            <text:p><text:s/>104,01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04017.599117" calcext:value-type="float">
            <text:p><text:s/>104,018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627039.459764444" calcext:value-type="float">
            <text:p><text:s/>627,03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05971.555444444" calcext:value-type="float">
            <text:p><text:s/>105,972 <text:s/></text:p>
          </table:table-cell>
          <table:table-cell table:style-name="ce41" office:value-type="float" office:value="139234.176395556" calcext:value-type="float">
            <text:p><text:s/>139,234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167723.43728889" calcext:value-type="float">
            <text:p><text:s/>9,167,7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167723.43728889" calcext:value-type="float">
            <text:p><text:s/>9,167,723 <text:s/></text:p>
          </table:table-cell>
          <table:table-cell table:style-name="ce43" office:value-type="float" office:value="627039.459764444" calcext:value-type="float">
            <text:p><text:s/>627,03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5971.555444444" calcext:value-type="float">
            <text:p><text:s/>105,972 <text:s/></text:p>
          </table:table-cell>
          <table:table-cell table:style-name="ce43" office:value-type="float" office:value="139234.176395556" calcext:value-type="float">
            <text:p><text:s/>139,234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23" calcext:value-type="float">
            <text:p><text:s/>-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0.0000000000034" calcext:value-type="float">
            <text:p><text:s/>0 <text:s/></text:p>
          </table:table-cell>
          <table:table-cell table:style-name="ce43" office:value-type="float" office:value="290.661175556611" calcext:value-type="float">
            <text:p><text:s/>2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167723.43728889" calcext:value-type="float">
            <text:p><text:s/>9,167,723 <text:s/></text:p>
          </table:table-cell>
          <table:table-cell table:style-name="ce42" office:value-type="float" office:value="941767.448653333" calcext:value-type="float">
            <text:p><text:s/>941,7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971.555444444" calcext:value-type="float">
            <text:p><text:s/>105,972 <text:s/></text:p>
          </table:table-cell>
          <table:table-cell table:style-name="ce42" office:value-type="float" office:value="139234.176395556" calcext:value-type="float">
            <text:p><text:s/>139,234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167723.43728889" calcext:value-type="float">
            <text:p><text:s/>9,167,723 <text:s/></text:p>
          </table:table-cell>
          <table:table-cell table:style-name="ce42" office:value-type="float" office:value="941767.448653333" calcext:value-type="float">
            <text:p><text:s/>941,7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56.42878888889" calcext:value-type="float">
            <text:p><text:s/>5,656 <text:s/></text:p>
          </table:table-cell>
          <table:table-cell table:style-name="ce42" office:value-type="float" office:value="138512.055322222" calcext:value-type="float">
            <text:p><text:s/>138,512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315.126655556" calcext:value-type="float">
            <text:p><text:s/>100,315 <text:s/></text:p>
          </table:table-cell>
          <table:table-cell table:style-name="ce42" office:value-type="float" office:value="722.121073333333" calcext:value-type="float">
            <text:p><text:s/>722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4727.988888889" calcext:value-type="float">
            <text:p><text:s/>314,7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36953.8902511" calcext:value-type="float">
            <text:p><text:s/>25,236,9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4727.988888889" calcext:value-type="float">
            <text:p><text:s/>314,7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36953.8902511" calcext:value-type="float">
            <text:p><text:s/>25,236,9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07405.09188889" calcext:value-type="float">
            <text:p><text:s/>1,807,4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.747264444444" calcext:value-type="float">
            <text:p><text:s/>1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85.60500444444" calcext:value-type="float">
            <text:p><text:s/>1,7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7731.754231111" calcext:value-type="float">
            <text:p><text:s/>297,7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7849.445626667" calcext:value-type="float">
            <text:p><text:s/>877,8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2312.648888889" calcext:value-type="float">
            <text:p><text:s/>362,3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1837.274817778" calcext:value-type="float">
            <text:p><text:s/>221,8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5777.6160555556" calcext:value-type="float">
            <text:p><text:s/>45,7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29858.335197778" calcext:value-type="float">
            <text:p><text:s/>829,8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2599399.8019889" calcext:value-type="float">
            <text:p><text:s/>22,599,4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2599399.8019889" calcext:value-type="float">
            <text:p><text:s/>22,599,4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080606.8334644" calcext:value-type="float">
            <text:p><text:s/>13,080,6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735.9568066667" calcext:value-type="float">
            <text:p><text:s/>41,7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5139.041911111" calcext:value-type="float">
            <text:p><text:s/>395,1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0820.725735556" calcext:value-type="float">
            <text:p><text:s/>490,8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66.67018" calcext:value-type="float">
            <text:p><text:s/>19,4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526.6070444444" calcext:value-type="float">
            <text:p><text:s/>36,5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1836.28294" calcext:value-type="float">
            <text:p><text:s/>311,8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028.3929622222" calcext:value-type="float">
            <text:p><text:s/>55,0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84448.35219778" calcext:value-type="float">
            <text:p><text:s/>2,584,4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81639.66017111" calcext:value-type="float">
            <text:p><text:s/>1,881,6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9448.5805777778" calcext:value-type="float">
            <text:p>( 29,44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685770.15520444" calcext:value-type="float">
            <text:p>( 1,685,770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3767.556508889" calcext:value-type="float">
            <text:p><text:s/>383,7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076.51474" calcext:value-type="float">
            <text:p><text:s/>227,0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91964.6207777778" calcext:value-type="float">
            <text:p><text:s/>91,9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3100.990742222" calcext:value-type="float">
            <text:p><text:s/>323,1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688.331648889" calcext:value-type="float">
            <text:p><text:s/>112,6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84455.294122222" calcext:value-type="float">
            <text:p><text:s/>484,4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9859.904822222" calcext:value-type="float">
            <text:p><text:s/>509,8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7632.763288889" calcext:value-type="float">
            <text:p><text:s/>167,6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2227.141533333" calcext:value-type="float">
            <text:p><text:s/>342,2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0922.6124555556" calcext:value-type="float">
            <text:p>( 30,92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44608.470057778" calcext:value-type="float">
            <text:p>( 244,60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63062.03245111" calcext:value-type="float">
            <text:p><text:s/>1,563,0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43463.99802667" calcext:value-type="float">
            <text:p><text:s/>1,443,4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9598.034424444" calcext:value-type="float">
            <text:p><text:s/>119,5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2192.4104466667" calcext:value-type="float">
            <text:p>( 62,19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6130.824686667" calcext:value-type="float">
            <text:p><text:s/>686,1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08399.083855556" calcext:value-type="float">
            <text:p><text:s/>208,3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78658.54837556" calcext:value-type="float">
            <text:p><text:s/>4,478,6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13132.41651778" calcext:value-type="float">
            <text:p><text:s/>3,113,1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9031.06428" calcext:value-type="float">
            <text:p><text:s/>239,0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4094.574871111" calcext:value-type="float">
            <text:p><text:s/>154,0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228.6131511111" calcext:value-type="float">
            <text:p><text:s/>96,2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3589.725504444" calcext:value-type="float">
            <text:p><text:s/>233,5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305.8151755556" calcext:value-type="float">
            <text:p><text:s/>56,3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3990.999297778" calcext:value-type="float">
            <text:p><text:s/>133,9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0284.870386667" calcext:value-type="float">
            <text:p><text:s/>130,2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06.12891111111" calcext:value-type="float">
            <text:p><text:s/>3,7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9282.76056" calcext:value-type="float">
            <text:p><text:s/>279,2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7172.398066667" calcext:value-type="float">
            <text:p><text:s/>187,1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2110.3624933333" calcext:value-type="float">
            <text:p><text:s/>92,1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82648.22178" calcext:value-type="float">
            <text:p><text:s/>4,582,6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3859.925335556" calcext:value-type="float">
            <text:p><text:s/>503,8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2526.322075556" calcext:value-type="float">
            <text:p><text:s/>302,5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5434.204304444" calcext:value-type="float">
            <text:p><text:s/>145,4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407.1968777778" calcext:value-type="float">
            <text:p><text:s/>80,4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2734.659411111" calcext:value-type="float">
            <text:p><text:s/>132,7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558.4825444444" calcext:value-type="float">
            <text:p><text:s/>94,5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6753.612195556" calcext:value-type="float">
            <text:p><text:s/>146,7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7732.144946667" calcext:value-type="float">
            <text:p><text:s/>817,7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5891.314804445" calcext:value-type="float">
            <text:p><text:s/>505,8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852750.35928444" calcext:value-type="float">
            <text:p><text:s/>1,852,7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522870.98688667" calcext:value-type="float">
            <text:p><text:s/>4,522,8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1661362.6" calcext:value-type="float">
            <text:p><text:s/>31,661,363 <text:s/></text:p>
          </table:table-cell>
          <table:table-cell table:style-name="ce42" office:value-type="float" office:value="9855705.858" calcext:value-type="float">
            <text:p><text:s/>9,855,7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9004.65" calcext:value-type="float">
            <text:p><text:s/>1,109,005 <text:s/></text:p>
          </table:table-cell>
          <table:table-cell table:style-name="ce42" office:value-type="float" office:value="1457101.846" calcext:value-type="float">
            <text:p><text:s/>1,457,1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1661362.6" calcext:value-type="float">
            <text:p><text:s/>31,661,363 <text:s/></text:p>
          </table:table-cell>
          <table:table-cell table:style-name="ce42" office:value-type="float" office:value="9855705.858" calcext:value-type="float">
            <text:p><text:s/>9,855,7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195.185" calcext:value-type="float">
            <text:p><text:s/>59,195 <text:s/></text:p>
          </table:table-cell>
          <table:table-cell table:style-name="ce42" office:value-type="float" office:value="1449544.765" calcext:value-type="float">
            <text:p><text:s/>1,449,5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9809.465" calcext:value-type="float">
            <text:p><text:s/>1,049,809 <text:s/></text:p>
          </table:table-cell>
          <table:table-cell table:style-name="ce42" office:value-type="float" office:value="7557.081" calcext:value-type="float">
            <text:p><text:s/>7,5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12118" calcext:value-type="float">
            <text:p><text:s/>112,11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042332.37674174" calcext:value-type="float">
            <text:p><text:s/>3,042,332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586103.094104" calcext:value-type="float">
            <text:p><text:s/>143,586,103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17494.6942709" calcext:value-type="float">
            <text:p><text:s/>19,317,495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9870.8" calcext:value-type="float">
            <text:p><text:s/>1,439,871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52665.77777778" calcext:value-type="float">
            <text:p><text:s/>3,052,666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818069.703518597" calcext:value-type="float">
            <text:p><text:s/>-818,070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2118" calcext:value-type="float">
            <text:p><text:s/>112,11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3636473.902316" calcext:value-type="float">
            <text:p><text:s/>123,636,474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14602.7157735" calcext:value-type="float">
            <text:p><text:s/>25,114,603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31" calcext:value-type="float">
            <text:p><text:s/>-0 <text:s/></text:p>
          </table:table-cell>
          <table:table-cell table:style-name="ce43" office:value-type="float" office:value="719014.385329212" calcext:value-type="float">
            <text:p><text:s/>719,014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257639.632418" calcext:value-type="float">
            <text:p><text:s/>124,257,640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29052.45839556" calcext:value-type="float">
            <text:p><text:s/>6,829,052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61917.47" calcext:value-type="float">
            <text:p><text:s/>5,661,917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520525.1647099" calcext:value-type="float">
            <text:p><text:s/>50,520,525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967887.912119" calcext:value-type="float">
            <text:p><text:s/>49,967,888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476.605154889" calcext:value-type="float">
            <text:p><text:s/>103,477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7663.050555556" calcext:value-type="float">
            <text:p><text:s/>837,663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337116.9714828" calcext:value-type="float">
            <text:p><text:s/>10,337,117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2768.85933333" calcext:value-type="float">
            <text:p><text:s/>1,772,769 <text:s/></text:p>
          </table:table-cell>
          <table:table-cell table:style-name="ce42" office:value-type="float" office:value="113959329.483467" calcext:value-type="float">
            <text:p><text:s/>113,959,329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2768.85933333" calcext:value-type="float">
            <text:p><text:s/>1,772,769 <text:s/></text:p>
          </table:table-cell>
          <table:table-cell table:style-name="ce42" office:value-type="float" office:value="88284367.059501" calcext:value-type="float">
            <text:p><text:s/>88,284,367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5674962.4239662" calcext:value-type="float">
            <text:p><text:s/>25,674,962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9426.885844444" calcext:value-type="float">
            <text:p><text:s/>449,427 <text:s/></text:p>
          </table:table-cell>
          <table:table-cell table:style-name="ce42" office:value-type="float" office:value="7151523.03064091" calcext:value-type="float">
            <text:p><text:s/>7,151,523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5.54726444444" calcext:value-type="float">
            <text:p><text:s/>1,756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1888.670333333" calcext:value-type="float">
            <text:p><text:s/>651,889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9133.582" calcext:value-type="float">
            <text:p><text:s/>699,134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5.60500444444" calcext:value-type="float">
            <text:p><text:s/>1,786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9426.550733333" calcext:value-type="float">
            <text:p><text:s/>449,427 <text:s/></text:p>
          </table:table-cell>
          <table:table-cell table:style-name="ce42" office:value-type="float" office:value="4276051.83708743" calcext:value-type="float">
            <text:p><text:s/>4,276,052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9736.666071111" calcext:value-type="float">
            <text:p><text:s/>889,737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2312.648888889" calcext:value-type="float">
            <text:p><text:s/>362,313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335111111108" calcext:value-type="float">
            <text:p><text:s/>0 <text:s/></text:p>
          </table:table-cell>
          <table:table-cell table:style-name="ce42" office:value-type="float" office:value="221837.609928889" calcext:value-type="float">
            <text:p><text:s/>221,838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7020.8640623684" calcext:value-type="float">
            <text:p><text:s/>47,021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15175.152642222" calcext:value-type="float">
            <text:p><text:s/>915,175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12118" calcext:value-type="float">
            <text:p><text:s/>112,118 <text:s/></text:p>
          </table:table-cell>
          <table:table-cell table:style-name="ce44" office:value-type="float" office:value="1323341.97348889" calcext:value-type="float">
            <text:p><text:s/>1,323,342 <text:s/></text:p>
          </table:table-cell>
          <table:table-cell table:style-name="ce44" office:value-type="float" office:value="79437848.4689798" calcext:value-type="float">
            <text:p><text:s/>79,437,848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12118" calcext:value-type="float">
            <text:p><text:s/>112,118 <text:s/></text:p>
          </table:table-cell>
          <table:table-cell table:style-name="ce44" office:value-type="float" office:value="1323341.97348889" calcext:value-type="float">
            <text:p><text:s/>1,323,342 <text:s/></text:p>
          </table:table-cell>
          <table:table-cell table:style-name="ce44" office:value-type="float" office:value="53829857.8367621" calcext:value-type="float">
            <text:p><text:s/>53,829,858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3341.97348889" calcext:value-type="float">
            <text:p><text:s/>1,323,342 <text:s/></text:p>
          </table:table-cell>
          <table:table-cell table:style-name="ce42" office:value-type="float" office:value="26597846.2564737" calcext:value-type="float">
            <text:p><text:s/>26,597,846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072.9906844444" calcext:value-type="float">
            <text:p><text:s/>75,073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467.7225185185" calcext:value-type="float">
            <text:p><text:s/>17,468 <text:s/></text:p>
          </table:table-cell>
          <table:table-cell table:style-name="ce42" office:value-type="float" office:value="784810.77664873" calcext:value-type="float">
            <text:p><text:s/>784,811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110.8425925926" calcext:value-type="float">
            <text:p><text:s/>45,111 <text:s/></text:p>
          </table:table-cell>
          <table:table-cell table:style-name="ce42" office:value-type="float" office:value="1227310.67980732" calcext:value-type="float">
            <text:p><text:s/>1,227,311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599.6084522222" calcext:value-type="float">
            <text:p><text:s/>39,600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079.89419" calcext:value-type="float">
            <text:p><text:s/>46,080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75.0473333333" calcext:value-type="float">
            <text:p><text:s/>17,775 <text:s/></text:p>
          </table:table-cell>
          <table:table-cell table:style-name="ce42" office:value-type="float" office:value="1059110.76121906" calcext:value-type="float">
            <text:p><text:s/>1,059,111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626.3395677778" calcext:value-type="float">
            <text:p><text:s/>63,626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5648.4116" calcext:value-type="float">
            <text:p><text:s/>1,175,648 <text:s/></text:p>
          </table:table-cell>
          <table:table-cell table:style-name="ce42" office:value-type="float" office:value="7627178.73656525" calcext:value-type="float">
            <text:p><text:s/>7,627,179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5648.4116" calcext:value-type="float">
            <text:p><text:s/>1,175,648 <text:s/></text:p>
          </table:table-cell>
          <table:table-cell table:style-name="ce42" office:value-type="float" office:value="5516705.27740814" calcext:value-type="float">
            <text:p><text:s/>5,516,705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030.2962" calcext:value-type="float">
            <text:p>( 12,030 <text:s/>)</text:p>
          </table:table-cell>
          <table:table-cell table:style-name="ce45" office:value-type="float" office:value="574528.520678" calcext:value-type="float">
            <text:p>( 574,529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63618.1154" calcext:value-type="float">
            <text:p>( 1,163,618 <text:s/>)</text:p>
          </table:table-cell>
          <table:table-cell table:style-name="ce45" office:value-type="float" office:value="4775755.83234126" calcext:value-type="float">
            <text:p>( 4,775,756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1134.31275351" calcext:value-type="float">
            <text:p><text:s/>1,441,134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0908.063479147" calcext:value-type="float">
            <text:p><text:s/>500,908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68431.082924444" calcext:value-type="float">
            <text:p><text:s/>168,431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8671.811271111" calcext:value-type="float">
            <text:p><text:s/>478,672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730.728825556" calcext:value-type="float">
            <text:p><text:s/>215,731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712912.255935556" calcext:value-type="float">
            <text:p><text:s/>712,912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6684.54393889" calcext:value-type="float">
            <text:p><text:s/>2,436,685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7874.8992" calcext:value-type="float">
            <text:p><text:s/>1,337,875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8809.64473889" calcext:value-type="float">
            <text:p><text:s/>1,098,810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3199.111562222" calcext:value-type="float">
            <text:p>( 113,199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302267.249738889" calcext:value-type="float">
            <text:p>( 302,267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83.49788888889" calcext:value-type="float">
            <text:p><text:s/>6,683 <text:s/></text:p>
          </table:table-cell>
          <table:table-cell table:style-name="ce42" office:value-type="float" office:value="4185026.57281075" calcext:value-type="float">
            <text:p><text:s/>4,185,027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10.09873333333" calcext:value-type="float">
            <text:p><text:s/>4,010 <text:s/></text:p>
          </table:table-cell>
          <table:table-cell table:style-name="ce42" office:value-type="float" office:value="3949979.88385519" calcext:value-type="float">
            <text:p><text:s/>3,949,980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73.39915555556" calcext:value-type="float">
            <text:p><text:s/>2,673 <text:s/></text:p>
          </table:table-cell>
          <table:table-cell table:style-name="ce42" office:value-type="float" office:value="235046.688955556" calcext:value-type="float">
            <text:p><text:s/>235,047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673.39915555556" calcext:value-type="float">
            <text:p>( 2,673 <text:s/>)</text:p>
          </table:table-cell>
          <table:table-cell table:style-name="ce45" office:value-type="float" office:value="130439.164252222" calcext:value-type="float">
            <text:p>( 130,439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4165.041243333" calcext:value-type="float">
            <text:p><text:s/>894,165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25723.766385556" calcext:value-type="float">
            <text:p><text:s/>225,724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656.4515555556" calcext:value-type="float">
            <text:p><text:s/>60,656 <text:s/></text:p>
          </table:table-cell>
          <table:table-cell table:style-name="ce42" office:value-type="float" office:value="5020214.86919355" calcext:value-type="float">
            <text:p><text:s/>5,020,215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656.4515555556" calcext:value-type="float">
            <text:p><text:s/>60,656 <text:s/></text:p>
          </table:table-cell>
          <table:table-cell table:style-name="ce42" office:value-type="float" office:value="3264216.97307333" calcext:value-type="float">
            <text:p><text:s/>3,264,217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5843.185043333" calcext:value-type="float">
            <text:p><text:s/>305,843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094.574871111" calcext:value-type="float">
            <text:p><text:s/>154,095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0286.001723333" calcext:value-type="float">
            <text:p><text:s/>310,286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0743.968837943" calcext:value-type="float">
            <text:p><text:s/>520,744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132.938672222" calcext:value-type="float">
            <text:p><text:s/>114,133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0826.210586667" calcext:value-type="float">
            <text:p><text:s/>100,826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35320.7933172" calcext:value-type="float">
            <text:p><text:s/>13,835,321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507.555555556" calcext:value-type="float">
            <text:p><text:s/>106,508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94392.2384639" calcext:value-type="float">
            <text:p><text:s/>13,394,392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566.20372" calcext:value-type="float">
            <text:p><text:s/>150,566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06.12891111111" calcext:value-type="float">
            <text:p><text:s/>3,706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148.666666667" calcext:value-type="float">
            <text:p><text:s/>180,149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7217.962903333" calcext:value-type="float">
            <text:p><text:s/>737,218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8974.533743333" calcext:value-type="float">
            <text:p><text:s/>268,975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8243.42916" calcext:value-type="float">
            <text:p><text:s/>468,243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363.54" calcext:value-type="float">
            <text:p><text:s/>3,3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39188.54503835" calcext:value-type="float">
            <text:p><text:s/>6,039,189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3859.925335556" calcext:value-type="float">
            <text:p><text:s/>503,860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8787.48009502" calcext:value-type="float">
            <text:p><text:s/>1,158,787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673.389193333" calcext:value-type="float">
            <text:p><text:s/>148,673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531.1968777778" calcext:value-type="float">
            <text:p><text:s/>91,531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457.859411111" calcext:value-type="float">
            <text:p><text:s/>142,458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636.3602111111" calcext:value-type="float">
            <text:p><text:s/>99,636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753.612195556" calcext:value-type="float">
            <text:p><text:s/>146,754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3622.800613333" calcext:value-type="float">
            <text:p><text:s/>853,623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363.54" calcext:value-type="float">
            <text:p><text:s/>3,3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7058.209915556" calcext:value-type="float">
            <text:p><text:s/>887,058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06807.71119" calcext:value-type="float">
            <text:p><text:s/>2,006,808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08754.46" calcext:value-type="float">
            <text:p><text:s/>108,75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620284.27902953" calcext:value-type="float">
            <text:p><text:s/>6,620,284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07990.6322176" calcext:value-type="float">
            <text:p><text:s/>25,607,991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07990.6322176" calcext:value-type="float">
            <text:p><text:s/>25,607,991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547317.1055933" calcext:value-type="float">
            <text:p>( 21,547,317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107668.647955" calcext:value-type="float">
            <text:p><text:s/>264,107,669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571621.898" calcext:value-type="float">
            <text:p><text:s/>224,571,622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2246.75" calcext:value-type="float">
            <text:p><text:s/>1,062,247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6141.999999" calcext:value-type="float">
            <text:p><text:s/>2,696,142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777657.999956" calcext:value-type="float">
            <text:p><text:s/>35,777,658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60366.999964" calcext:value-type="float">
            <text:p><text:s/>21,160,367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160366.999964" calcext:value-type="float">
            <text:p><text:s/>21,160,367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